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21"/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isy" table:style-name="ta1">
        <table:shapes>
          <draw:frame draw:z-index="0" draw:style-name="gr1" draw:text-style-name="P1" svg:width="453.46pt" svg:height="255.23pt" svg:x="339.51pt" svg:y="107.66pt">
            <draw:object draw:notify-on-update-of-ranges="Noisy.A4:Noisy.A5 Noisy.A6:Noisy.A36 Noisy.A4:Noisy.A4 Noisy.B6:Noisy.B36 Noisy.C4:Noisy.C4 Noisy.D6:Noisy.D36 Noisy.C6:Noisy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2.34pt" svg:y="590.88pt">
            <draw:object draw:notify-on-update-of-ranges="Noisy.B43:Noisy.B73 Noisy.A42:Noisy.A42 Noisy.A43:Noisy.A73 Noisy.A41:Noisy.A41 Noisy.B43:Noisy.B73 Noisy.C41:Noisy.C41 Noisy.D43:Noisy.D73 Noisy.C43:Noisy.C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umber of samples per query: 1000. </text:p>
          </table:table-cell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>
            <text:p>Query: {engagement=true}@I holds-with-prob P, for I=0,...,30. </text:p>
          </table:table-cell>
          <table:table-cell table:style-name="ce1" table:number-columns-repeated="4"/>
          <table:table-cell table:number-columns-repeated="16"/>
        </table:table-row>
        <table:table-row table:style-name="ro1">
          <table:table-cell/>
          <table:table-cell table:style-name="ce1" table:number-columns-repeated="4"/>
          <table:table-cell table:number-columns-repeated="9"/>
          <table:table-cell table:style-name="ce1" office:value-type="string" calcext:value-type="string">
            <text:p>NARRATIVE</text:p>
          </table:table-cell>
          <table:table-cell table:number-columns-repeated="3"/>
          <table:table-cell table:style-name="ce10" office:value-type="string" calcext:value-type="string">
            <text:p>NEW PROB</text:p>
          </table:table-cell>
          <table:table-cell table:style-name="ce1" office:value-type="string" calcext:value-type="string">
            <text:p>U[-0.4,+0.4]</text:p>
          </table:table-cell>
          <table:table-cell table:style-name="ce1" office:value-type="string" calcext:value-type="string">
            <text:p>ORIGINAL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Nois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on-noisy</text:p>
          </table:table-cell>
          <table:covered-table-cell table:style-name="ce3"/>
          <table:table-cell table:style-name="ce1"/>
          <table:table-cell table:number-columns-repeated="9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U4]+[.T4];1);0)" office:value-type="float" office:value="0.850253184455165" calcext:value-type="float">
            <text:p><text:s/>335/394</text:p>
          </table:table-cell>
          <table:table-cell office:value-type="float" office:value="-0.149746815544835" calcext:value-type="float">
            <text:p>-0.14974681554483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/>
          <table:table-cell table:number-columns-repeated="9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U5]+[.T5];1);0)" office:value-type="float" office:value="0.983248093615985" calcext:value-type="float">
            <text:p><text:s/>763/776</text:p>
          </table:table-cell>
          <table:table-cell office:value-type="float" office:value="-0.016751906384015" calcext:value-type="float">
            <text:p>-0.01675190638401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U6]+[.T6];1);0)" office:value-type="float" office:value="0.977524634554865" calcext:value-type="float">
            <text:p><text:s/>87/89 </text:p>
          </table:table-cell>
          <table:table-cell office:value-type="float" office:value="-0.0224753654451347" calcext:value-type="float">
            <text:p>-0.02247536544513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U7]+[.T7];1);0)" office:value-type="float" office:value="1" calcext:value-type="float">
            <text:p>1 <text:s text:c="5"/></text:p>
          </table:table-cell>
          <table:table-cell office:value-type="float" office:value="0.092160780406476" calcext:value-type="float">
            <text:p>0.092160780406476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.511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U8]+[.T8];1);0)" office:value-type="float" office:value="1" calcext:value-type="float">
            <text:p>1 <text:s text:c="5"/></text:p>
          </table:table-cell>
          <table:table-cell office:value-type="float" office:value="0.0532438875465916" calcext:value-type="float">
            <text:p>0.053243887546592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" calcext:value-type="float">
            <text:p>0.315</text:p>
          </table:table-cell>
          <table:table-cell office:value-type="float" office:value="3" calcext:value-type="float">
            <text:p>3</text:p>
          </table:table-cell>
          <table:table-cell office:value-type="float" office:value="0.334" calcext:value-type="float">
            <text:p>0.334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U9]+[.T9];1);0)" office:value-type="float" office:value="1" calcext:value-type="float">
            <text:p>1 <text:s text:c="5"/></text:p>
          </table:table-cell>
          <table:table-cell office:value-type="float" office:value="0.189054970120177" calcext:value-type="float">
            <text:p>0.18905497012017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9" calcext:value-type="float">
            <text:p>0.249</text:p>
          </table:table-cell>
          <table:table-cell office:value-type="float" office:value="4" calcext:value-type="float">
            <text:p>4</text:p>
          </table:table-cell>
          <table:table-cell office:value-type="float" office:value="0.253" calcext:value-type="float">
            <text:p>0.25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11" table:formula="of:=MAX(MIN([.U10]+[.T10];1);0)" office:value-type="float" office:value="0.642017106340792" calcext:value-type="float">
            <text:p><text:s/>382/595</text:p>
          </table:table-cell>
          <table:table-cell office:value-type="float" office:value="-0.117982893659208" calcext:value-type="float">
            <text:p>-0.117982893659208</text:p>
          </table:table-cell>
          <table:table-cell table:style-name="ce8" table:formula="of:=76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" calcext:value-type="float">
            <text:p>0.534</text:p>
          </table:table-cell>
          <table:table-cell office:value-type="float" office:value="5" calcext:value-type="float">
            <text:p>5</text:p>
          </table:table-cell>
          <table:table-cell office:value-type="float" office:value="0.505" calcext:value-type="float">
            <text:p>0.505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11" table:formula="of:=MAX(MIN([.U11]+[.T11];1);0)" office:value-type="float" office:value="1" calcext:value-type="float">
            <text:p>1 <text:s text:c="5"/></text:p>
          </table:table-cell>
          <table:table-cell office:value-type="float" office:value="0.257209954423977" calcext:value-type="float">
            <text:p>0.257209954423977</text:p>
          </table:table-cell>
          <table:table-cell table:style-name="ce8" table:formula="of:=87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3" calcext:value-type="float">
            <text:p>0.743</text:p>
          </table:table-cell>
          <table:table-cell office:value-type="float" office:value="6" calcext:value-type="float">
            <text:p>6</text:p>
          </table:table-cell>
          <table:table-cell office:value-type="float" office:value="0.726" calcext:value-type="float">
            <text:p>0.726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U12]+[.T12];1);0)" office:value-type="float" office:value="0.79430347207763" calcext:value-type="float">
            <text:p><text:s/>251/316</text:p>
          </table:table-cell>
          <table:table-cell office:value-type="float" office:value="-0.20569652792237" calcext:value-type="float">
            <text:p>-0.2056965279223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5" calcext:value-type="float">
            <text:p>0.845</text:p>
          </table:table-cell>
          <table:table-cell office:value-type="float" office:value="7" calcext:value-type="float">
            <text:p>7</text:p>
          </table:table-cell>
          <table:table-cell office:value-type="float" office:value="0.873" calcext:value-type="float">
            <text:p>0.87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U13]+[.T13];1);0)" office:value-type="float" office:value="1" calcext:value-type="float">
            <text:p>1 <text:s text:c="5"/></text:p>
          </table:table-cell>
          <table:table-cell office:value-type="float" office:value="0.17478636842631" calcext:value-type="float">
            <text:p>0.17478636842631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8" calcext:value-type="float">
            <text:p>0.898</text:p>
          </table:table-cell>
          <table:table-cell office:value-type="float" office:value="8" calcext:value-type="float">
            <text:p>8</text:p>
          </table:table-cell>
          <table:table-cell office:value-type="float" office:value="0.893" calcext:value-type="float">
            <text:p>0.893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U14]+[.T14];1);0)" office:value-type="float" office:value="0.799238836778103" calcext:value-type="float">
            <text:p><text:s/>629/787</text:p>
          </table:table-cell>
          <table:table-cell office:value-type="float" office:value="-0.200761163221897" calcext:value-type="float">
            <text:p>-0.20076116322189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1" calcext:value-type="float">
            <text:p>0.901</text:p>
          </table:table-cell>
          <table:table-cell office:value-type="float" office:value="9" calcext:value-type="float">
            <text:p>9</text:p>
          </table:table-cell>
          <table:table-cell office:value-type="float" office:value="0.871" calcext:value-type="float">
            <text:p>0.871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11" table:formula="of:=MAX(MIN([.U15]+[.T15];1);0)" office:value-type="float" office:value="0" calcext:value-type="float">
            <text:p>0 <text:s text:c="5"/></text:p>
          </table:table-cell>
          <table:table-cell office:value-type="float" office:value="-0.36716465627493" calcext:value-type="float">
            <text:p>-0.36716465627493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1" calcext:value-type="float">
            <text:p>0.901</text:p>
          </table:table-cell>
          <table:table-cell office:value-type="float" office:value="10" calcext:value-type="float">
            <text:p>10</text:p>
          </table:table-cell>
          <table:table-cell office:value-type="float" office:value="0.888" calcext:value-type="float">
            <text:p>0.888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11" table:formula="of:=MAX(MIN([.U16]+[.T16];1);0)" office:value-type="float" office:value="0.57369842127282" calcext:value-type="float">
            <text:p><text:s/>397/692</text:p>
          </table:table-cell>
          <table:table-cell office:value-type="float" office:value="-0.31630157872718" calcext:value-type="float">
            <text:p>-0.31630157872718</text:p>
          </table:table-cell>
          <table:table-cell table:style-name="ce8" table:formula="of:=89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9" calcext:value-type="float">
            <text:p>0.949</text:p>
          </table:table-cell>
          <table:table-cell office:value-type="float" office:value="11" calcext:value-type="float">
            <text:p>11</text:p>
          </table:table-cell>
          <table:table-cell office:value-type="float" office:value="0.928" calcext:value-type="float">
            <text:p>0.928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11" table:formula="of:=MAX(MIN([.U17]+[.T17];1);0)" office:value-type="float" office:value="0.529520526296368" calcext:value-type="float">
            <text:p><text:s/>287/542</text:p>
          </table:table-cell>
          <table:table-cell office:value-type="float" office:value="-0.210479473703632" calcext:value-type="float">
            <text:p>-0.210479473703632</text:p>
          </table:table-cell>
          <table:table-cell table:style-name="ce8" table:formula="of:=74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5" calcext:value-type="float">
            <text:p>0.925</text:p>
          </table:table-cell>
          <table:table-cell office:value-type="float" office:value="12" calcext:value-type="float">
            <text:p>12</text:p>
          </table:table-cell>
          <table:table-cell office:value-type="float" office:value="0.892" calcext:value-type="float">
            <text:p>0.892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11" table:formula="of:=MAX(MIN([.U18]+[.T18];1);0)" office:value-type="float" office:value="0.785074186269832" calcext:value-type="float">
            <text:p><text:s/>263/335</text:p>
          </table:table-cell>
          <table:table-cell office:value-type="float" office:value="-0.214925813730168" calcext:value-type="float">
            <text:p>-0.214925813730168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2" calcext:value-type="float">
            <text:p>0.932</text:p>
          </table:table-cell>
          <table:table-cell office:value-type="float" office:value="13" calcext:value-type="float">
            <text:p>13</text:p>
          </table:table-cell>
          <table:table-cell office:value-type="float" office:value="0.901" calcext:value-type="float">
            <text:p>0.901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11" table:formula="of:=MAX(MIN([.U19]+[.T19];1);0)" office:value-type="float" office:value="0.615326141730699" calcext:value-type="float">
            <text:p><text:s/>611/993</text:p>
          </table:table-cell>
          <table:table-cell office:value-type="float" office:value="-0.0446738582693006" calcext:value-type="float">
            <text:p>-0.044673858269301</text:p>
          </table:table-cell>
          <table:table-cell table:style-name="ce8" table:formula="of:=66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4" calcext:value-type="float">
            <text:p>0.884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11" table:formula="of:=MAX(MIN([.U20]+[.T20];1);0)" office:value-type="float" office:value="0.530483779057847" calcext:value-type="float">
            <text:p><text:s/>496/935</text:p>
          </table:table-cell>
          <table:table-cell office:value-type="float" office:value="0.100483779057846" calcext:value-type="float">
            <text:p>0.100483779057846</text:p>
          </table:table-cell>
          <table:table-cell table:style-name="ce8" table:formula="of:=43/1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" calcext:value-type="float">
            <text:p>0.861</text:p>
          </table:table-cell>
          <table:table-cell office:value-type="float" office:value="15" calcext:value-type="float">
            <text:p>15</text:p>
          </table:table-cell>
          <table:table-cell office:value-type="float" office:value="0.836" calcext:value-type="float">
            <text:p>0.836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11" table:formula="of:=MAX(MIN([.U21]+[.T21];1);0)" office:value-type="float" office:value="0.720228884679051" calcext:value-type="float">
            <text:p><text:s/>502/697</text:p>
          </table:table-cell>
          <table:table-cell office:value-type="float" office:value="-0.279771115320949" calcext:value-type="float">
            <text:p>-0.279771115320949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1" calcext:value-type="float">
            <text:p>0.901</text:p>
          </table:table-cell>
          <table:table-cell office:value-type="float" office:value="16" calcext:value-type="float">
            <text:p>16</text:p>
          </table:table-cell>
          <table:table-cell office:value-type="float" office:value="0.893" calcext:value-type="float">
            <text:p>0.89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11" table:formula="of:=MAX(MIN([.U22]+[.T22];1);0)" office:value-type="float" office:value="1" calcext:value-type="float">
            <text:p>1 <text:s text:c="5"/></text:p>
          </table:table-cell>
          <table:table-cell office:value-type="float" office:value="0.154088451403294" calcext:value-type="float">
            <text:p>0.154088451403294</text:p>
          </table:table-cell>
          <table:table-cell table:style-name="ce8" table:formula="of:=88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3" calcext:value-type="float">
            <text:p>0.953</text:p>
          </table:table-cell>
          <table:table-cell office:value-type="float" office:value="17" calcext:value-type="float">
            <text:p>17</text:p>
          </table:table-cell>
          <table:table-cell office:value-type="float" office:value="0.917" calcext:value-type="float">
            <text:p>0.917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11" table:formula="of:=MAX(MIN([.U23]+[.T23];1);0)" office:value-type="float" office:value="0" calcext:value-type="float">
            <text:p>0 <text:s text:c="5"/></text:p>
          </table:table-cell>
          <table:table-cell office:value-type="float" office:value="-0.134015334507842" calcext:value-type="float">
            <text:p>-0.134015334507842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4" calcext:value-type="float">
            <text:p>0.964</text:p>
          </table:table-cell>
          <table:table-cell office:value-type="float" office:value="18" calcext:value-type="float">
            <text:p>18</text:p>
          </table:table-cell>
          <table:table-cell office:value-type="float" office:value="0.949" calcext:value-type="float">
            <text:p>0.949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11" table:formula="of:=MAX(MIN([.U24]+[.T24];1);0)" office:value-type="float" office:value="0" calcext:value-type="float">
            <text:p>0 <text:s text:c="5"/></text:p>
          </table:table-cell>
          <table:table-cell office:value-type="float" office:value="-0.289092116669781" calcext:value-type="float">
            <text:p>-0.289092116669781</text:p>
          </table:table-cell>
          <table:table-cell table:style-name="ce8" table:formula="of:=17/1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.97</text:p>
          </table:table-cell>
          <table:table-cell office:value-type="float" office:value="19" calcext:value-type="float">
            <text:p>19</text:p>
          </table:table-cell>
          <table:table-cell office:value-type="float" office:value="0.947" calcext:value-type="float">
            <text:p>0.947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11" table:formula="of:=MAX(MIN([.U25]+[.T25];1);0)" office:value-type="float" office:value="0" calcext:value-type="float">
            <text:p>0 <text:s text:c="5"/></text:p>
          </table:table-cell>
          <table:table-cell office:value-type="float" office:value="-0.108254310366219" calcext:value-type="float">
            <text:p>-0.108254310366219</text:p>
          </table:table-cell>
          <table:table-cell table:style-name="ce8" table:formula="of:=8/1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20" calcext:value-type="float">
            <text:p>20</text:p>
          </table:table-cell>
          <table:table-cell office:value-type="float" office:value="0.912" calcext:value-type="float">
            <text:p>0.912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11" table:formula="of:=MAX(MIN([.U26]+[.T26];1);0)" office:value-type="float" office:value="0" calcext:value-type="float">
            <text:p>0 <text:s text:c="5"/></text:p>
          </table:table-cell>
          <table:table-cell office:value-type="float" office:value="-0.360233211346966" calcext:value-type="float">
            <text:p>-0.360233211346966</text:p>
          </table:table-cell>
          <table:table-cell table:style-name="ce8" table:formula="of:=11/1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07" calcext:value-type="float">
            <text:p>0.907</text:p>
          </table:table-cell>
          <table:table-cell office:value-type="float" office:value="21" calcext:value-type="float">
            <text:p>21</text:p>
          </table:table-cell>
          <table:table-cell office:value-type="float" office:value="0.919" calcext:value-type="float">
            <text:p>0.919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11" table:formula="of:=MAX(MIN([.U27]+[.T27];1);0)" office:value-type="float" office:value="0.302663575818246" calcext:value-type="float">
            <text:p><text:s/>125/413</text:p>
          </table:table-cell>
          <table:table-cell office:value-type="float" office:value="0.202663575818246" calcext:value-type="float">
            <text:p>0.202663575818246</text:p>
          </table:table-cell>
          <table:table-cell table:style-name="ce8" table:formula="of:=1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8" calcext:value-type="float">
            <text:p>0.938</text:p>
          </table:table-cell>
          <table:table-cell office:value-type="float" office:value="22" calcext:value-type="float">
            <text:p>22</text:p>
          </table:table-cell>
          <table:table-cell office:value-type="float" office:value="0.945" calcext:value-type="float">
            <text:p>0.945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11" table:formula="of:=MAX(MIN([.U28]+[.T28];1);0)" office:value-type="float" office:value="0" calcext:value-type="float">
            <text:p>0 <text:s text:c="5"/></text:p>
          </table:table-cell>
          <table:table-cell office:value-type="float" office:value="-0.106767952646048" calcext:value-type="float">
            <text:p>-0.106767952646048</text:p>
          </table:table-cell>
          <table:table-cell table:style-name="ce8" table:formula="of:=1/1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99" calcext:value-type="float">
            <text:p>0.599</text:p>
          </table:table-cell>
          <table:table-cell office:value-type="float" office:value="23" calcext:value-type="float">
            <text:p>23</text:p>
          </table:table-cell>
          <table:table-cell office:value-type="float" office:value="0.74" calcext:value-type="float">
            <text:p>0.74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11" table:formula="of:=MAX(MIN([.U29]+[.T29];1);0)" office:value-type="float" office:value="0.266456166070531" calcext:value-type="float">
            <text:p><text:s/>85/319</text:p>
          </table:table-cell>
          <table:table-cell office:value-type="float" office:value="0.0364561660705315" calcext:value-type="float">
            <text:p>0.036456166070532</text:p>
          </table:table-cell>
          <table:table-cell table:style-name="ce8" table:formula="of:=23/1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58" calcext:value-type="float">
            <text:p>0.458</text:p>
          </table:table-cell>
          <table:table-cell office:value-type="float" office:value="24" calcext:value-type="float">
            <text:p>24</text:p>
          </table:table-cell>
          <table:table-cell office:value-type="float" office:value="0.609" calcext:value-type="float">
            <text:p>0.609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U30]+[.T30];1);0)" office:value-type="float" office:value="0.512979851179704" calcext:value-type="float">
            <text:p><text:s/>494/963</text:p>
          </table:table-cell>
          <table:table-cell office:value-type="float" office:value="0.382979851179704" calcext:value-type="float">
            <text:p>0.382979851179704</text:p>
          </table:table-cell>
          <table:table-cell table:style-name="ce8" table:formula="of:=13/1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69" calcext:value-type="float">
            <text:p>0.469</text:p>
          </table:table-cell>
          <table:table-cell office:value-type="float" office:value="25" calcext:value-type="float">
            <text:p>25</text:p>
          </table:table-cell>
          <table:table-cell office:value-type="float" office:value="0.706" calcext:value-type="float">
            <text:p>0.706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U31]+[.T31];1);0)" office:value-type="float" office:value="0.0601842238530034" calcext:value-type="float">
            <text:p><text:s/>13/216</text:p>
          </table:table-cell>
          <table:table-cell office:value-type="float" office:value="-0.149815776146997" calcext:value-type="float">
            <text:p>-0.149815776146997</text:p>
          </table:table-cell>
          <table:table-cell table:style-name="ce8" table:formula="of:=21/1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7" calcext:value-type="float">
            <text:p>0.347</text:p>
          </table:table-cell>
          <table:table-cell office:value-type="float" office:value="26" calcext:value-type="float">
            <text:p>26</text:p>
          </table:table-cell>
          <table:table-cell office:value-type="float" office:value="0.563" calcext:value-type="float">
            <text:p>0.563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11" table:formula="of:=MAX(MIN([.U32]+[.T32];1);0)" office:value-type="float" office:value="0.110114085259211" calcext:value-type="float">
            <text:p><text:s/>86/781</text:p>
          </table:table-cell>
          <table:table-cell office:value-type="float" office:value="0.000114085259210639" calcext:value-type="float">
            <text:p>0.000114085259211</text:p>
          </table:table-cell>
          <table:table-cell table:style-name="ce8" table:formula="of:=11/1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43" calcext:value-type="float">
            <text:p>0.243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U33]+[.T33];1);0)" office:value-type="float" office:value="0" calcext:value-type="float">
            <text:p>0 <text:s text:c="5"/></text:p>
          </table:table-cell>
          <table:table-cell office:value-type="float" office:value="-0.210918840879923" calcext:value-type="float">
            <text:p>-0.210918840879923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9" calcext:value-type="float">
            <text:p>0.169</text:p>
          </table:table-cell>
          <table:table-cell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U34]+[.T34];1);0)" office:value-type="float" office:value="1" calcext:value-type="float">
            <text:p>1 <text:s text:c="5"/></text:p>
          </table:table-cell>
          <table:table-cell office:value-type="float" office:value="0.199453507756886" calcext:value-type="float">
            <text:p>0.199453507756886</text:p>
          </table:table-cell>
          <table:table-cell table:style-name="ce8" table:formula="of:=6/7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8" calcext:value-type="float">
            <text:p>0.188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U35]+[.T35];1);0)" office:value-type="float" office:value="0.558999299788448" calcext:value-type="float">
            <text:p><text:s/>469/839</text:p>
          </table:table-cell>
          <table:table-cell office:value-type="float" office:value="0.318999299788448" calcext:value-type="float">
            <text:p>0.318999299788448</text:p>
          </table:table-cell>
          <table:table-cell table:style-name="ce8" table:formula="of:=24/1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5" calcext:value-type="float">
            <text:p>0.165</text:p>
          </table:table-cell>
          <table:table-cell office:value-type="float" office:value="30" calcext:value-type="float">
            <text:p>30</text:p>
          </table:table-cell>
          <table:table-cell office:value-type="float" office:value="0.273" calcext:value-type="float">
            <text:p>0.273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U36]+[.T36];1);0)" office:value-type="float" office:value="0.0549446005091245" calcext:value-type="float">
            <text:p><text:s/>5/91 </text:p>
          </table:table-cell>
          <table:table-cell office:value-type="float" office:value="-0.285055399490875" calcext:value-type="float">
            <text:p>-0.285055399490875</text:p>
          </table:table-cell>
          <table:table-cell table:style-name="ce8" table:formula="of:=34/100" office:value-type="float" office:value="0.34" calcext:value-type="float">
            <text:p>0.3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U37]+[.T37];1);0)" office:value-type="float" office:value="0.812427320537985" calcext:value-type="float">
            <text:p><text:s/>693/853</text:p>
          </table:table-cell>
          <table:table-cell office:value-type="float" office:value="-0.0447155366048717" calcext:value-type="float">
            <text:p>-0.044715536604872</text:p>
          </table:table-cell>
          <table:table-cell table:style-name="ce8" table:formula="of:=6/7" office:value-type="float" office:value="0.857142857142857" calcext:value-type="float">
            <text:p>0.857142857142857</text:p>
          </table:table-cell>
        </table:table-row>
        <table:table-row table:style-name="ro1">
          <table:table-cell table:style-name="ce1" table:number-columns-repeated="3"/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U38]+[.T38];1);0)" office:value-type="float" office:value="0.639113354269841" calcext:value-type="float">
            <text:p><text:s/>317/496</text:p>
          </table:table-cell>
          <table:table-cell office:value-type="float" office:value="0.399113354269841" calcext:value-type="float">
            <text:p>0.399113354269841</text:p>
          </table:table-cell>
          <table:table-cell table:style-name="ce8" table:formula="of:=24/100" office:value-type="float" office:value="0.24" calcext:value-type="float">
            <text:p>0.24</text:p>
          </table:table-cell>
        </table:table-row>
        <table:table-row table:style-name="ro1">
          <table:table-cell table:style-name="ce1" office:value-type="string" calcext:value-type="string">
            <text:p>Query: {engagement=true}@I holds-with-prob P, for I=0,...,30. </text:p>
          </table:table-cell>
          <table:table-cell table:style-name="ce1"/>
          <table:table-cell table:number-columns-repeated="12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U39]+[.T39];1);0)" office:value-type="float" office:value="0.210618142199301" calcext:value-type="float">
            <text:p><text:s/>119/565</text:p>
          </table:table-cell>
          <table:table-cell office:value-type="float" office:value="-0.129381857800699" calcext:value-type="float">
            <text:p>-0.129381857800699</text:p>
          </table:table-cell>
          <table:table-cell table:style-name="ce8" table:formula="of:=34/100" office:value-type="float" office:value="0.34" calcext:value-type="float">
            <text:p>0.34</text:p>
          </table:table-cell>
        </table:table-row>
        <table:table-row table:style-name="ro1">
          <table:table-cell/>
          <table:table-cell table:style-name="ce1"/>
          <table:table-cell table:number-columns-repeated="12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11" table:formula="of:=MAX(MIN([.U40]+[.T40];1);0)" office:value-type="float" office:value="0.499423229520281" calcext:value-type="float">
            <text:p><text:s/>433/867</text:p>
          </table:table-cell>
          <table:table-cell office:value-type="float" office:value="0.356566086663138" calcext:value-type="float">
            <text:p>0.356566086663138</text:p>
          </table:table-cell>
          <table:table-cell table:style-name="ce8" table:formula="of:=1/7" office:value-type="float" office:value="0.142857142857143" calcext:value-type="float">
            <text:p>0.14285714285714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Nois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on-noisy</text:p>
          </table:table-cell>
          <table:covered-table-cell table:style-name="ce3"/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U41]+[.T41];1);0)" office:value-type="float" office:value="0.886753362700992" calcext:value-type="float">
            <text:p><text:s/>877/989</text:p>
          </table:table-cell>
          <table:table-cell office:value-type="float" office:value="0.286753362700992" calcext:value-type="float">
            <text:p>0.286753362700992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U42]+[.T42];1);0)" office:value-type="float" office:value="0.788315841394977" calcext:value-type="float">
            <text:p><text:s/>715/907</text:p>
          </table:table-cell>
          <table:table-cell office:value-type="float" office:value="-0.201684158605023" calcext:value-type="float">
            <text:p>-0.201684158605023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U43]+[.T43];1);0)" office:value-type="float" office:value="0.602242394678555" calcext:value-type="float">
            <text:p><text:s/>215/357</text:p>
          </table:table-cell>
          <table:table-cell office:value-type="float" office:value="0.0422423946785549" calcext:value-type="float">
            <text:p>0.042242394678555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7" calcext:value-type="float">
            <text:p>0.537</text:p>
          </table:table-cell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U44]+[.T44];1);0)" office:value-type="float" office:value="0.999809221436772" calcext:value-type="float">
            <text:p>1 <text:s text:c="5"/></text:p>
          </table:table-cell>
          <table:table-cell office:value-type="float" office:value="0.399809221436772" calcext:value-type="float">
            <text:p>0.399809221436772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U45]+[.T45];1);0)" office:value-type="float" office:value="0.700378194044774" calcext:value-type="float">
            <text:p><text:s/>554/791</text:p>
          </table:table-cell>
          <table:table-cell office:value-type="float" office:value="-0.289621805955226" calcext:value-type="float">
            <text:p>-0.289621805955226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9" calcext:value-type="float">
            <text:p>0.189</text:p>
          </table:table-cell>
          <table:table-cell office:value-type="float" office:value="3" calcext:value-type="float">
            <text:p>3</text:p>
          </table:table-cell>
          <table:table-cell office:value-type="float" office:value="0.188" calcext:value-type="float">
            <text:p>0.188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U46]+[.T46];1);0)" office:value-type="float" office:value="0.189457074597134" calcext:value-type="float">
            <text:p><text:s/>115/607</text:p>
          </table:table-cell>
          <table:table-cell office:value-type="float" office:value="0.179457074597134" calcext:value-type="float">
            <text:p>0.179457074597134</text:p>
          </table:table-cell>
          <table:table-cell table:style-name="ce8" table:formula="of:=1/1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table:number-columns-repeated="10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U47]+[.T47];1);0)" office:value-type="float" office:value="0.783231732253419" calcext:value-type="float">
            <text:p><text:s/>383/489</text:p>
          </table:table-cell>
          <table:table-cell office:value-type="float" office:value="0.183231732253419" calcext:value-type="float">
            <text:p>0.183231732253419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" calcext:value-type="float">
            <text:p>0.466</text:p>
          </table:table-cell>
          <table:table-cell office:value-type="float" office:value="5" calcext:value-type="float">
            <text:p>5</text:p>
          </table:table-cell>
          <table:table-cell office:value-type="float" office:value="0.463" calcext:value-type="float">
            <text:p>0.46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U48]+[.T48];1);0)" office:value-type="float" office:value="1" calcext:value-type="float">
            <text:p>1 <text:s text:c="5"/></text:p>
          </table:table-cell>
          <table:table-cell office:value-type="float" office:value="0.253943773280938" calcext:value-type="float">
            <text:p>0.253943773280938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office:value-type="float" office:value="0.677" calcext:value-type="float">
            <text:p>0.677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U49]+[.T49];1);0)" office:value-type="float" office:value="0.729595302569263" calcext:value-type="float">
            <text:p><text:s/>599/821</text:p>
          </table:table-cell>
          <table:table-cell office:value-type="float" office:value="0.169595302569263" calcext:value-type="float">
            <text:p>0.169595302569263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2" calcext:value-type="float">
            <text:p>0.812</text:p>
          </table:table-cell>
          <table:table-cell office:value-type="float" office:value="7" calcext:value-type="float">
            <text:p>7</text:p>
          </table:table-cell>
          <table:table-cell office:value-type="float" office:value="0.796" calcext:value-type="float">
            <text:p>0.796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11" table:formula="of:=MAX(MIN([.U50]+[.T50];1);0)" office:value-type="float" office:value="0.692400462338683" calcext:value-type="float">
            <text:p><text:s/>574/829</text:p>
          </table:table-cell>
          <table:table-cell office:value-type="float" office:value="-0.197599537661317" calcext:value-type="float">
            <text:p>-0.197599537661317</text:p>
          </table:table-cell>
          <table:table-cell table:style-name="ce8" table:formula="of:=89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7" calcext:value-type="float">
            <text:p>0.897</text:p>
          </table:table-cell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11" table:formula="of:=MAX(MIN([.U51]+[.T51];1);0)" office:value-type="float" office:value="0.703917733562511" calcext:value-type="float">
            <text:p><text:s/>611/868</text:p>
          </table:table-cell>
          <table:table-cell office:value-type="float" office:value="0.143917733562511" calcext:value-type="float">
            <text:p>0.143917733562511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3" calcext:value-type="float">
            <text:p>0.823</text:p>
          </table:table-cell>
          <table:table-cell office:value-type="float" office:value="9" calcext:value-type="float">
            <text:p>9</text:p>
          </table:table-cell>
          <table:table-cell office:value-type="float" office:value="0.713" calcext:value-type="float">
            <text:p>0.713</text:p>
          </table:table-cell>
          <table:table-cell table:number-columns-repeated="10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11" table:formula="of:=MAX(MIN([.U52]+[.T52];1);0)" office:value-type="float" office:value="0.700019117377673" calcext:value-type="float">
            <text:p><text:s/>7/10 </text:p>
          </table:table-cell>
          <table:table-cell office:value-type="float" office:value="-0.299980882622327" calcext:value-type="float">
            <text:p>-0.29998088262232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.774</text:p>
          </table:table-cell>
          <table:table-cell office:value-type="float" office:value="10" calcext:value-type="float">
            <text:p>10</text:p>
          </table:table-cell>
          <table:table-cell office:value-type="float" office:value="0.613" calcext:value-type="float">
            <text:p>0.613</text:p>
          </table:table-cell>
          <table:table-cell table:number-columns-repeated="10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11" table:formula="of:=MAX(MIN([.U53]+[.T53];1);0)" office:value-type="float" office:value="0.968564828814115" calcext:value-type="float">
            <text:p><text:s/>493/509</text:p>
          </table:table-cell>
          <table:table-cell office:value-type="float" office:value="-0.0314351711858847" calcext:value-type="float">
            <text:p>-0.03143517118588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1" calcext:value-type="float">
            <text:p>0.831</text:p>
          </table:table-cell>
          <table:table-cell office:value-type="float" office:value="11" calcext:value-type="float">
            <text:p>11</text:p>
          </table:table-cell>
          <table:table-cell office:value-type="float" office:value="0.798" calcext:value-type="float">
            <text:p>0.79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32" calcext:value-type="float">
            <text:p>0.732</text:p>
          </table:table-cell>
          <table:table-cell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7" calcext:value-type="float">
            <text:p>0.677</text:p>
          </table:table-cell>
          <table:table-cell office:value-type="float" office:value="13" calcext:value-type="float">
            <text:p>13</text:p>
          </table:table-cell>
          <table:table-cell office:value-type="float" office:value="0.617" calcext:value-type="float">
            <text:p>0.617</text:p>
          </table:table-cell>
          <table:table-cell table:number-columns-repeated="10"/>
          <table:table-cell table:style-name="ce1" office:value-type="string" calcext:value-type="string">
            <text:p>DOMAIN DESCRIPTION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1" calcext:value-type="float">
            <text:p>0.511</text:p>
          </table:table-cell>
          <table:table-cell office:value-type="float" office:value="14" calcext:value-type="float">
            <text:p>14</text:p>
          </table:table-cell>
          <table:table-cell office:value-type="float" office:value="0.445" calcext:value-type="float">
            <text:p>0.445</text:p>
          </table:table-cell>
          <table:table-cell table:number-columns-repeated="10"/>
          <table:table-cell office:value-type="string" calcext:value-type="string">
            <text:p>// AVATEA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4" calcext:value-type="float">
            <text:p>0.434</text:p>
          </table:table-cell>
          <table:table-cell office:value-type="float" office:value="15" calcext:value-type="float">
            <text:p>15</text:p>
          </table:table-cell>
          <table:table-cell office:value-type="float" office:value="0.378" calcext:value-type="float">
            <text:p>0.378</text:p>
          </table:table-cell>
          <table:table-cell table:number-columns-repeated="10"/>
          <table:table-cell office:value-type="string" calcext:value-type="string">
            <text:p>// Preliminary experiment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16" calcext:value-type="float">
            <text:p>16</text:p>
          </table:table-cell>
          <table:table-cell office:value-type="float" office:value="0.609" calcext:value-type="float">
            <text:p>0.609</text:p>
          </table:table-cell>
          <table:table-cell table:number-columns-repeated="10"/>
          <table:table-cell office:value-type="string" calcext:value-type="string">
            <text:p>// 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6" calcext:value-type="float">
            <text:p>0.786</text:p>
          </table:table-cell>
          <table:table-cell office:value-type="float" office:value="17" calcext:value-type="float">
            <text:p>17</text:p>
          </table:table-cell>
          <table:table-cell office:value-type="float" office:value="0.692" calcext:value-type="float">
            <text:p>0.692</text:p>
          </table:table-cell>
          <table:table-cell table:number-columns-repeated="10"/>
          <table:table-cell office:value-type="string" calcext:value-type="string">
            <text:p>// +----------------+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5" calcext:value-type="float">
            <text:p>0.865</text:p>
          </table:table-cell>
          <table:table-cell office:value-type="float" office:value="18" calcext:value-type="float">
            <text:p>18</text:p>
          </table:table-cell>
          <table:table-cell office:value-type="float" office:value="0.813" calcext:value-type="float">
            <text:p>0.813</text:p>
          </table:table-cell>
          <table:table-cell table:number-columns-repeated="10"/>
          <table:table-cell office:value-type="string" calcext:value-type="string">
            <text:p>// | Experiment n.4 |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3" calcext:value-type="float">
            <text:p>0.863</text:p>
          </table:table-cell>
          <table:table-cell office:value-type="float" office:value="19" calcext:value-type="float">
            <text:p>19</text:p>
          </table:table-cell>
          <table:table-cell office:value-type="float" office:value="0.844" calcext:value-type="float">
            <text:p>0.844</text:p>
          </table:table-cell>
          <table:table-cell table:number-columns-repeated="10"/>
          <table:table-cell office:value-type="string" calcext:value-type="string">
            <text:p>// +----------------+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20" calcext:value-type="float">
            <text:p>20</text:p>
          </table:table-cell>
          <table:table-cell office:value-type="float" office:value="0.873" calcext:value-type="float">
            <text:p>0.873</text:p>
          </table:table-cell>
          <table:table-cell table:number-columns-repeated="10"/>
          <table:table-cell office:value-type="string" calcext:value-type="string">
            <text:p>// Activities to detect: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2" calcext:value-type="float">
            <text:p>0.82</text:p>
          </table:table-cell>
          <table:table-cell office:value-type="float" office:value="21" calcext:value-type="float">
            <text:p>21</text:p>
          </table:table-cell>
          <table:table-cell office:value-type="float" office:value="0.842" calcext:value-type="float">
            <text:p>0.842</text:p>
          </table:table-cell>
          <table:table-cell table:number-columns-repeated="10"/>
          <table:table-cell office:value-type="string" calcext:value-type="string">
            <text:p>engagement takes-values {true, false}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5" calcext:value-type="float">
            <text:p>0.855</text:p>
          </table:table-cell>
          <table:table-cell office:value-type="float" office:value="22" calcext:value-type="float">
            <text:p>22</text:p>
          </table:table-cell>
          <table:table-cell office:value-type="float" office:value="0.886" calcext:value-type="float">
            <text:p>0.886</text:p>
          </table:table-cell>
          <table:table-cell table:number-columns-repeated="10"/>
          <table:table-cell office:value-type="string" calcext:value-type="string">
            <text:p>taskCorrect takes-values {true, false}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66" calcext:value-type="float">
            <text:p>0.666</text:p>
          </table:table-cell>
          <table:table-cell office:value-type="float" office:value="23" calcext:value-type="float">
            <text:p>23</text:p>
          </table:table-cell>
          <table:table-cell office:value-type="float" office:value="0.813" calcext:value-type="float">
            <text:p>0.813</text:p>
          </table:table-cell>
          <table:table-cell table:number-columns-repeated="10"/>
          <table:table-cell office:value-type="string" calcext:value-type="string">
            <text:p>// The subject is thought to be initially engaged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7" calcext:value-type="float">
            <text:p>0.53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table:number-columns-repeated="10"/>
          <table:table-cell office:value-type="string" calcext:value-type="string">
            <text:p>// and carrying out the task correctly: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4" calcext:value-type="float">
            <text:p>0.614</text:p>
          </table:table-cell>
          <table:table-cell office:value-type="float" office:value="25" calcext:value-type="float">
            <text:p>25</text:p>
          </table:table-cell>
          <table:table-cell office:value-type="float" office:value="0.795" calcext:value-type="float">
            <text:p>0.795</text:p>
          </table:table-cell>
          <table:table-cell table:number-columns-repeated="10"/>
          <table:table-cell office:value-type="string" calcext:value-type="string">
            <text:p>initially-one-of { ({engagement=true,taskCorrect=true},1/1) }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2" calcext:value-type="float">
            <text:p>0.392</text:p>
          </table:table-cell>
          <table:table-cell office:value-type="float" office:value="26" calcext:value-type="float">
            <text:p>26</text:p>
          </table:table-cell>
          <table:table-cell office:value-type="float" office:value="0.477" calcext:value-type="float">
            <text:p>0.477</text:p>
          </table:table-cell>
          <table:table-cell table:number-columns-repeated="10"/>
          <table:table-cell office:value-type="string" calcext:value-type="string">
            <text:p>// Activities received from the classifier are: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5" calcext:value-type="float">
            <text:p>0.275</text:p>
          </table:table-cell>
          <table:table-cell office:value-type="float" office:value="27" calcext:value-type="float">
            <text:p>27</text:p>
          </table:table-cell>
          <table:table-cell office:value-type="float" office:value="0.346" calcext:value-type="float">
            <text:p>0.346</text:p>
          </table:table-cell>
          <table:table-cell table:number-columns-repeated="10"/>
          <table:table-cell office:value-type="string" calcext:value-type="string">
            <text:p>// 1. (Camera -&gt;) Eyes not following target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6" calcext:value-type="float">
            <text:p>0.186</text:p>
          </table:table-cell>
          <table:table-cell office:value-type="float" office:value="28" calcext:value-type="float">
            <text:p>28</text:p>
          </table:table-cell>
          <table:table-cell office:value-type="float" office:value="0.186" calcext:value-type="float">
            <text:p>0.186</text:p>
          </table:table-cell>
          <table:table-cell table:number-columns-repeated="10"/>
          <table:table-cell office:value-type="string" calcext:value-type="string">
            <text:p>// 2. (EEG -&gt;) Low level of attention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3" calcext:value-type="float">
            <text:p>0.123</text:p>
          </table:table-cell>
          <table:table-cell office:value-type="float" office:value="29" calcext:value-type="float">
            <text:p>29</text:p>
          </table:table-cell>
          <table:table-cell office:value-type="float" office:value="0.165" calcext:value-type="float">
            <text:p>0.165</text:p>
          </table:table-cell>
          <table:table-cell table:number-columns-repeated="10"/>
          <table:table-cell office:value-type="string" calcext:value-type="string">
            <text:p>// 3. (Motion sensor &amp; Camera -&gt;) Bad postur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6" calcext:value-type="float">
            <text:p>0.106</text:p>
          </table:table-cell>
          <table:table-cell office:value-type="float" office:value="30" calcext:value-type="float">
            <text:p>30</text:p>
          </table:table-cell>
          <table:table-cell office:value-type="float" office:value="0.095" calcext:value-type="float">
            <text:p>0.095</text:p>
          </table:table-cell>
          <table:table-cell table:number-columns-repeated="10"/>
          <table:table-cell office:value-type="string" calcext:value-type="string">
            <text:p>{ eyesNotFollowingTarget=false, lowAttention=false, badPosture=false }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8"/>causes-one-of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16"/>{ ({taskCorrect=true,engagement=true},4/10),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18"/>({},6/10) }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{ eyesNotFollowingTarget=true, lowAttention=false, badPosture=false, engagement=true }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8"/>causes-one-of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16"/>{ ({taskCorrect=false,engagement=false},3/100),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18"/>({taskCorrect=false},17/100),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<text:s text:c="18"/>({},8/10) }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{ eyesNotFollowingTarget=true, lowAttention=false, badPosture=false, engagement=fals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taskCorrect=false},3/10),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 text:c="2"/>({},7/10) }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{ eyesNotFollowingTarget=false, lowAttention=true, badPosture=fals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engagement=false},3/10),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 text:c="2"/>({},7/10) }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{ eyesNotFollowingTarget=true, lowAttention=true, badPosture=fals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taskCorrect=false,engagement=false},4/10),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 text:c="2"/>({},6/10) }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{ eyesNotFollowingTarget=false, lowAttention=false, badPosture=tru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taskCorrect=false,engagement=false},3/100),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<text:s text:c="10"/>({taskCorrect=false},17/100),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<text:s text:c="2"/>({},8/10) }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{ eyesNotFollowingTarget=true, lowAttention=false, badPosture=tru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taskCorrect=false,engagement=false},1/10),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<text:s text:c="10"/>({taskCorrect=false},3/10),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<text:s text:c="2"/>({},6/10) }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{ eyesNotFollowingTarget=true, lowAttention=true, badPosture=true }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{ ({taskCorrect=false,engagement=false},3/10),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<text:s text:c="10"/>({taskCorrect=false},2/10),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<text:s text:c="2"/>({},5/10) }</text:p>
          </table:table-cell>
          <table:table-cell table:number-columns-repeated="4"/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n-noisy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15" table:default-cell-style-name="Default"/>
        <table:table-column table:style-name="co1" table:default-cell-style-name="ce8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Query: {engagement=true}@I holds-with-prob P, for I=0,...,30.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5" office:value-type="string" calcext:value-type="string">
            <text:p>z=</text:p>
          </table:table-cell>
          <table:table-cell table:style-name="ce7" office:value-type="float" office:value="1.96" calcext:value-type="float">
            <text:p>1.96</text:p>
          </table:table-cell>
          <table:table-cell table:number-columns-repeated="11"/>
          <table:table-cell table:style-name="ce1" office:value-type="string" calcext:value-type="string">
            <text:p>NARRATIVE</text:p>
          </table:table-cell>
          <table:table-cell table:number-columns-repeated="3"/>
          <table:table-cell table:style-name="ce10" office:value-type="string" calcext:value-type="string">
            <text:p>NEW PROB</text:p>
          </table:table-cell>
          <table:table-cell table:style-name="ce1" office:value-type="string" calcext:value-type="string">
            <text:p>U[-0.4,+0.4]</text:p>
          </table:table-cell>
          <table:table-cell table:style-name="ce1" office:value-type="string" calcext:value-type="string">
            <text:p>ORIGINAL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Conf interval <text:span text:style-name="T1">(for z as above)</text:span></text:p>
          </table:table-cell>
          <table:covered-table-cell/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Y4]+[.X4];1);0)" office:value-type="float" office:value="0.850253184455165" calcext:value-type="float">
            <text:p><text:s/>335/394</text:p>
          </table:table-cell>
          <table:table-cell office:value-type="float" office:value="-0.149746815544835" calcext:value-type="float">
            <text:p>-0.14974681554483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Load.Time</text:p>
          </table:table-cell>
          <table:table-cell table:style-name="ce1" office:value-type="string" calcext:value-type="string">
            <text:p>Comp.Time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Y5]+[.X5];1);0)" office:value-type="float" office:value="0.983248093615985" calcext:value-type="float">
            <text:p><text:s/>763/776</text:p>
          </table:table-cell>
          <table:table-cell office:value-type="float" office:value="-0.016751906384015" calcext:value-type="float">
            <text:p>-0.01675190638401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.470839" calcext:value-type="float">
            <text:p>244.470839</text:p>
          </table:table-cell>
          <table:table-cell office:value-type="float" office:value="1753.950356" calcext:value-type="float">
            <text:p>1753.950356</text:p>
          </table:table-cell>
          <table:table-cell table:formula="of:=[.B6]*(1-[.B6])/[.$B$3]" office:value-type="float" office:value="0" calcext:value-type="float">
            <text:p>0</text:p>
          </table:table-cell>
          <table:table-cell table:formula="of:=[.B6]-[.$G$3]*SQRT([.E6])" office:value-type="float" office:value="1" calcext:value-type="float">
            <text:p>1</text:p>
          </table:table-cell>
          <table:table-cell table:formula="of:=[.B6]+[.$G$3]*SQRT([.E6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11" table:formula="of:=MAX(MIN([.Y6]+[.X6];1);0)" office:value-type="float" office:value="0.977524634554865" calcext:value-type="float">
            <text:p><text:s/>87/89 </text:p>
          </table:table-cell>
          <table:table-cell office:value-type="float" office:value="-0.0224753654451347" calcext:value-type="float">
            <text:p>-0.02247536544513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office:value-type="float" office:value="236.371308" calcext:value-type="float">
            <text:p>236.371308</text:p>
          </table:table-cell>
          <table:table-cell office:value-type="float" office:value="1506.615663" calcext:value-type="float">
            <text:p>1506.615663</text:p>
          </table:table-cell>
          <table:table-cell table:formula="of:=[.B7]*(1-[.B7])/[.$B$3]" office:value-type="float" office:value="0.000202476" calcext:value-type="float">
            <text:p>0.000202476</text:p>
          </table:table-cell>
          <table:table-cell table:formula="of:=[.B7]-[.$G$3]*SQRT([.E7])" office:value-type="float" office:value="0.690110363903414" calcext:value-type="float">
            <text:p>0.690110363903414</text:p>
          </table:table-cell>
          <table:table-cell table:formula="of:=[.B7]+[.$G$3]*SQRT([.E7])" office:value-type="float" office:value="0.745889636096586" calcext:value-type="float">
            <text:p>0.745889636096586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Y7]+[.X7];1);0)" office:value-type="float" office:value="1" calcext:value-type="float">
            <text:p>1 <text:s text:c="5"/></text:p>
          </table:table-cell>
          <table:table-cell office:value-type="float" office:value="0.092160780406476" calcext:value-type="float">
            <text:p>0.092160780406476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.511</text:p>
          </table:table-cell>
          <table:table-cell office:value-type="float" office:value="235.864071" calcext:value-type="float">
            <text:p>235.864071</text:p>
          </table:table-cell>
          <table:table-cell office:value-type="float" office:value="1570.121403" calcext:value-type="float">
            <text:p>1570.121403</text:p>
          </table:table-cell>
          <table:table-cell table:formula="of:=[.B8]*(1-[.B8])/[.$B$3]" office:value-type="float" office:value="0.000249879" calcext:value-type="float">
            <text:p>0.000249879</text:p>
          </table:table-cell>
          <table:table-cell table:formula="of:=[.B8]-[.$G$3]*SQRT([.E8])" office:value-type="float" office:value="0.480017179495727" calcext:value-type="float">
            <text:p>0.480017179495727</text:p>
          </table:table-cell>
          <table:table-cell table:formula="of:=[.B8]+[.$G$3]*SQRT([.E8])" office:value-type="float" office:value="0.541982820504273" calcext:value-type="float">
            <text:p>0.541982820504273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Y8]+[.X8];1);0)" office:value-type="float" office:value="1" calcext:value-type="float">
            <text:p>1 <text:s text:c="5"/></text:p>
          </table:table-cell>
          <table:table-cell office:value-type="float" office:value="0.0532438875465916" calcext:value-type="float">
            <text:p>0.053243887546592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" calcext:value-type="float">
            <text:p>0.315</text:p>
          </table:table-cell>
          <table:table-cell office:value-type="float" office:value="231.842823" calcext:value-type="float">
            <text:p>231.842823</text:p>
          </table:table-cell>
          <table:table-cell office:value-type="float" office:value="1500.456526" calcext:value-type="float">
            <text:p>1500.456526</text:p>
          </table:table-cell>
          <table:table-cell table:formula="of:=[.B9]*(1-[.B9])/[.$B$3]" office:value-type="float" office:value="0.000215775" calcext:value-type="float">
            <text:p>0.000215775</text:p>
          </table:table-cell>
          <table:table-cell table:formula="of:=[.B9]-[.$G$3]*SQRT([.E9])" office:value-type="float" office:value="0.286209007658644" calcext:value-type="float">
            <text:p>0.286209007658644</text:p>
          </table:table-cell>
          <table:table-cell table:formula="of:=[.B9]+[.$G$3]*SQRT([.E9])" office:value-type="float" office:value="0.343790992341356" calcext:value-type="float">
            <text:p>0.343790992341356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11" table:formula="of:=MAX(MIN([.Y9]+[.X9];1);0)" office:value-type="float" office:value="1" calcext:value-type="float">
            <text:p>1 <text:s text:c="5"/></text:p>
          </table:table-cell>
          <table:table-cell office:value-type="float" office:value="0.189054970120177" calcext:value-type="float">
            <text:p>0.18905497012017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9" calcext:value-type="float">
            <text:p>0.249</text:p>
          </table:table-cell>
          <table:table-cell office:value-type="float" office:value="232.029055" calcext:value-type="float">
            <text:p>232.029055</text:p>
          </table:table-cell>
          <table:table-cell office:value-type="float" office:value="1513.349569" calcext:value-type="float">
            <text:p>1513.349569</text:p>
          </table:table-cell>
          <table:table-cell table:formula="of:=[.B10]*(1-[.B10])/[.$B$3]" office:value-type="float" office:value="0.000186999" calcext:value-type="float">
            <text:p>0.000186999</text:p>
          </table:table-cell>
          <table:table-cell table:formula="of:=[.B10]-[.$G$3]*SQRT([.E10])" office:value-type="float" office:value="0.222197474775686" calcext:value-type="float">
            <text:p>0.222197474775686</text:p>
          </table:table-cell>
          <table:table-cell table:formula="of:=[.B10]+[.$G$3]*SQRT([.E10])" office:value-type="float" office:value="0.275802525224314" calcext:value-type="float">
            <text:p>0.275802525224314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11" table:formula="of:=MAX(MIN([.Y10]+[.X10];1);0)" office:value-type="float" office:value="0.642017106340792" calcext:value-type="float">
            <text:p><text:s/>382/595</text:p>
          </table:table-cell>
          <table:table-cell office:value-type="float" office:value="-0.117982893659208" calcext:value-type="float">
            <text:p>-0.117982893659208</text:p>
          </table:table-cell>
          <table:table-cell table:style-name="ce8" table:formula="of:=76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4" calcext:value-type="float">
            <text:p>0.534</text:p>
          </table:table-cell>
          <table:table-cell office:value-type="float" office:value="232.047224" calcext:value-type="float">
            <text:p>232.047224</text:p>
          </table:table-cell>
          <table:table-cell office:value-type="float" office:value="1566.66128" calcext:value-type="float">
            <text:p>1566.66128</text:p>
          </table:table-cell>
          <table:table-cell table:formula="of:=[.B11]*(1-[.B11])/[.$B$3]" office:value-type="float" office:value="0.000248844" calcext:value-type="float">
            <text:p>0.000248844</text:p>
          </table:table-cell>
          <table:table-cell table:formula="of:=[.B11]-[.$G$3]*SQRT([.E11])" office:value-type="float" office:value="0.503081411571678" calcext:value-type="float">
            <text:p>0.503081411571678</text:p>
          </table:table-cell>
          <table:table-cell table:formula="of:=[.B11]+[.$G$3]*SQRT([.E11])" office:value-type="float" office:value="0.564918588428323" calcext:value-type="float">
            <text:p>0.564918588428323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11" table:formula="of:=MAX(MIN([.Y11]+[.X11];1);0)" office:value-type="float" office:value="1" calcext:value-type="float">
            <text:p>1 <text:s text:c="5"/></text:p>
          </table:table-cell>
          <table:table-cell office:value-type="float" office:value="0.257209954423977" calcext:value-type="float">
            <text:p>0.257209954423977</text:p>
          </table:table-cell>
          <table:table-cell table:style-name="ce8" table:formula="of:=87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3" calcext:value-type="float">
            <text:p>0.743</text:p>
          </table:table-cell>
          <table:table-cell office:value-type="float" office:value="230.200756" calcext:value-type="float">
            <text:p>230.200756</text:p>
          </table:table-cell>
          <table:table-cell office:value-type="float" office:value="1491.901215" calcext:value-type="float">
            <text:p>1491.901215</text:p>
          </table:table-cell>
          <table:table-cell table:formula="of:=[.B12]*(1-[.B12])/[.$B$3]" office:value-type="float" office:value="0.000190951" calcext:value-type="float">
            <text:p>0.000190951</text:p>
          </table:table-cell>
          <table:table-cell table:formula="of:=[.B12]-[.$G$3]*SQRT([.E12])" office:value-type="float" office:value="0.715915735904404" calcext:value-type="float">
            <text:p>0.715915735904404</text:p>
          </table:table-cell>
          <table:table-cell table:formula="of:=[.B12]+[.$G$3]*SQRT([.E12])" office:value-type="float" office:value="0.770084264095596" calcext:value-type="float">
            <text:p>0.770084264095596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Y12]+[.X12];1);0)" office:value-type="float" office:value="0.79430347207763" calcext:value-type="float">
            <text:p><text:s/>251/316</text:p>
          </table:table-cell>
          <table:table-cell office:value-type="float" office:value="-0.20569652792237" calcext:value-type="float">
            <text:p>-0.2056965279223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5" calcext:value-type="float">
            <text:p>0.845</text:p>
          </table:table-cell>
          <table:table-cell office:value-type="float" office:value="247.567748" calcext:value-type="float">
            <text:p>247.567748</text:p>
          </table:table-cell>
          <table:table-cell office:value-type="float" office:value="1522.402776" calcext:value-type="float">
            <text:p>1522.402776</text:p>
          </table:table-cell>
          <table:table-cell table:formula="of:=[.B13]*(1-[.B13])/[.$B$3]" office:value-type="float" office:value="0.000130975" calcext:value-type="float">
            <text:p>0.000130975</text:p>
          </table:table-cell>
          <table:table-cell table:formula="of:=[.B13]-[.$G$3]*SQRT([.E13])" office:value-type="float" office:value="0.822568915318246" calcext:value-type="float">
            <text:p>0.822568915318246</text:p>
          </table:table-cell>
          <table:table-cell table:formula="of:=[.B13]+[.$G$3]*SQRT([.E13])" office:value-type="float" office:value="0.867431084681754" calcext:value-type="float">
            <text:p>0.867431084681754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Y13]+[.X13];1);0)" office:value-type="float" office:value="1" calcext:value-type="float">
            <text:p>1 <text:s text:c="5"/></text:p>
          </table:table-cell>
          <table:table-cell office:value-type="float" office:value="0.17478636842631" calcext:value-type="float">
            <text:p>0.17478636842631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8" calcext:value-type="float">
            <text:p>0.898</text:p>
          </table:table-cell>
          <table:table-cell office:value-type="float" office:value="235.587618" calcext:value-type="float">
            <text:p>235.587618</text:p>
          </table:table-cell>
          <table:table-cell office:value-type="float" office:value="1479.67996" calcext:value-type="float">
            <text:p>1479.67996</text:p>
          </table:table-cell>
          <table:table-cell table:formula="of:=[.B14]*(1-[.B14])/[.$B$3]" office:value-type="float" office:value="0.000091596" calcext:value-type="float">
            <text:p>9.1596E-05</text:p>
          </table:table-cell>
          <table:table-cell table:formula="of:=[.B14]-[.$G$3]*SQRT([.E14])" office:value-type="float" office:value="0.879241663357323" calcext:value-type="float">
            <text:p>0.879241663357323</text:p>
          </table:table-cell>
          <table:table-cell table:formula="of:=[.B14]+[.$G$3]*SQRT([.E14])" office:value-type="float" office:value="0.916758336642677" calcext:value-type="float">
            <text:p>0.91675833664267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11" table:formula="of:=MAX(MIN([.Y14]+[.X14];1);0)" office:value-type="float" office:value="0.799238836778103" calcext:value-type="float">
            <text:p><text:s/>629/787</text:p>
          </table:table-cell>
          <table:table-cell office:value-type="float" office:value="-0.200761163221897" calcext:value-type="float">
            <text:p>-0.20076116322189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1" calcext:value-type="float">
            <text:p>0.901</text:p>
          </table:table-cell>
          <table:table-cell office:value-type="float" office:value="242.011064" calcext:value-type="float">
            <text:p>242.011064</text:p>
          </table:table-cell>
          <table:table-cell office:value-type="float" office:value="1559.797754" calcext:value-type="float">
            <text:p>1559.797754</text:p>
          </table:table-cell>
          <table:table-cell table:formula="of:=[.B15]*(1-[.B15])/[.$B$3]" office:value-type="float" office:value="0.000089199" calcext:value-type="float">
            <text:p>8.9199E-05</text:p>
          </table:table-cell>
          <table:table-cell table:formula="of:=[.B15]-[.$G$3]*SQRT([.E15])" office:value-type="float" office:value="0.882488736445072" calcext:value-type="float">
            <text:p>0.882488736445072</text:p>
          </table:table-cell>
          <table:table-cell table:formula="of:=[.B15]+[.$G$3]*SQRT([.E15])" office:value-type="float" office:value="0.919511263554928" calcext:value-type="float">
            <text:p>0.91951126355492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11" table:formula="of:=MAX(MIN([.Y15]+[.X15];1);0)" office:value-type="float" office:value="0" calcext:value-type="float">
            <text:p>0 <text:s text:c="5"/></text:p>
          </table:table-cell>
          <table:table-cell office:value-type="float" office:value="-0.36716465627493" calcext:value-type="float">
            <text:p>-0.36716465627493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1" calcext:value-type="float">
            <text:p>0.901</text:p>
          </table:table-cell>
          <table:table-cell office:value-type="float" office:value="241.706353" calcext:value-type="float">
            <text:p>241.706353</text:p>
          </table:table-cell>
          <table:table-cell office:value-type="float" office:value="1489.20367" calcext:value-type="float">
            <text:p>1489.20367</text:p>
          </table:table-cell>
          <table:table-cell table:formula="of:=[.B16]*(1-[.B16])/[.$B$3]" office:value-type="float" office:value="0.000089199" calcext:value-type="float">
            <text:p>8.9199E-05</text:p>
          </table:table-cell>
          <table:table-cell table:formula="of:=[.B16]-[.$G$3]*SQRT([.E16])" office:value-type="float" office:value="0.882488736445072" calcext:value-type="float">
            <text:p>0.882488736445072</text:p>
          </table:table-cell>
          <table:table-cell table:formula="of:=[.B16]+[.$G$3]*SQRT([.E16])" office:value-type="float" office:value="0.919511263554928" calcext:value-type="float">
            <text:p>0.91951126355492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11" table:formula="of:=MAX(MIN([.Y16]+[.X16];1);0)" office:value-type="float" office:value="0.57369842127282" calcext:value-type="float">
            <text:p><text:s/>397/692</text:p>
          </table:table-cell>
          <table:table-cell office:value-type="float" office:value="-0.31630157872718" calcext:value-type="float">
            <text:p>-0.31630157872718</text:p>
          </table:table-cell>
          <table:table-cell table:style-name="ce8" table:formula="of:=89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9" calcext:value-type="float">
            <text:p>0.949</text:p>
          </table:table-cell>
          <table:table-cell office:value-type="float" office:value="230.754162" calcext:value-type="float">
            <text:p>230.754162</text:p>
          </table:table-cell>
          <table:table-cell office:value-type="float" office:value="1464.405923" calcext:value-type="float">
            <text:p>1464.405923</text:p>
          </table:table-cell>
          <table:table-cell table:formula="of:=[.B17]*(1-[.B17])/[.$B$3]" office:value-type="float" office:value="0.0000483989999999999" calcext:value-type="float">
            <text:p>4.83989999999999E-05</text:p>
          </table:table-cell>
          <table:table-cell table:formula="of:=[.B17]-[.$G$3]*SQRT([.E17])" office:value-type="float" office:value="0.935364399595177" calcext:value-type="float">
            <text:p>0.935364399595177</text:p>
          </table:table-cell>
          <table:table-cell table:formula="of:=[.B17]+[.$G$3]*SQRT([.E17])" office:value-type="float" office:value="0.962635600404823" calcext:value-type="float">
            <text:p>0.962635600404823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11" table:formula="of:=MAX(MIN([.Y17]+[.X17];1);0)" office:value-type="float" office:value="0.529520526296368" calcext:value-type="float">
            <text:p><text:s/>287/542</text:p>
          </table:table-cell>
          <table:table-cell office:value-type="float" office:value="-0.210479473703632" calcext:value-type="float">
            <text:p>-0.210479473703632</text:p>
          </table:table-cell>
          <table:table-cell table:style-name="ce8" table:formula="of:=74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5" calcext:value-type="float">
            <text:p>0.925</text:p>
          </table:table-cell>
          <table:table-cell office:value-type="float" office:value="290.474684" calcext:value-type="float">
            <text:p>290.474684</text:p>
          </table:table-cell>
          <table:table-cell office:value-type="float" office:value="1472.527505" calcext:value-type="float">
            <text:p>1472.527505</text:p>
          </table:table-cell>
          <table:table-cell table:formula="of:=[.B18]*(1-[.B18])/[.$B$3]" office:value-type="float" office:value="0.000069375" calcext:value-type="float">
            <text:p>6.9375E-05</text:p>
          </table:table-cell>
          <table:table-cell table:formula="of:=[.B18]-[.$G$3]*SQRT([.E18])" office:value-type="float" office:value="0.908674835376022" calcext:value-type="float">
            <text:p>0.908674835376022</text:p>
          </table:table-cell>
          <table:table-cell table:formula="of:=[.B18]+[.$G$3]*SQRT([.E18])" office:value-type="float" office:value="0.941325164623978" calcext:value-type="float">
            <text:p>0.94132516462397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11" table:formula="of:=MAX(MIN([.Y18]+[.X18];1);0)" office:value-type="float" office:value="0.785074186269832" calcext:value-type="float">
            <text:p><text:s/>263/335</text:p>
          </table:table-cell>
          <table:table-cell office:value-type="float" office:value="-0.214925813730168" calcext:value-type="float">
            <text:p>-0.214925813730168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2" calcext:value-type="float">
            <text:p>0.932</text:p>
          </table:table-cell>
          <table:table-cell office:value-type="float" office:value="249.846577" calcext:value-type="float">
            <text:p>249.846577</text:p>
          </table:table-cell>
          <table:table-cell office:value-type="float" office:value="1570.668652" calcext:value-type="float">
            <text:p>1570.668652</text:p>
          </table:table-cell>
          <table:table-cell table:formula="of:=[.B19]*(1-[.B19])/[.$B$3]" office:value-type="float" office:value="0.000063376" calcext:value-type="float">
            <text:p>6.3376E-05</text:p>
          </table:table-cell>
          <table:table-cell table:formula="of:=[.B19]-[.$G$3]*SQRT([.E19])" office:value-type="float" office:value="0.916396627236395" calcext:value-type="float">
            <text:p>0.916396627236395</text:p>
          </table:table-cell>
          <table:table-cell table:formula="of:=[.B19]+[.$G$3]*SQRT([.E19])" office:value-type="float" office:value="0.947603372763605" calcext:value-type="float">
            <text:p>0.947603372763605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11" table:formula="of:=MAX(MIN([.Y19]+[.X19];1);0)" office:value-type="float" office:value="0.615326141730699" calcext:value-type="float">
            <text:p><text:s/>611/993</text:p>
          </table:table-cell>
          <table:table-cell office:value-type="float" office:value="-0.0446738582693006" calcext:value-type="float">
            <text:p>-0.044673858269301</text:p>
          </table:table-cell>
          <table:table-cell table:style-name="ce8" table:formula="of:=66/1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4" calcext:value-type="float">
            <text:p>0.884</text:p>
          </table:table-cell>
          <table:table-cell office:value-type="float" office:value="232.571177" calcext:value-type="float">
            <text:p>232.571177</text:p>
          </table:table-cell>
          <table:table-cell office:value-type="float" office:value="1513.331512" calcext:value-type="float">
            <text:p>1513.331512</text:p>
          </table:table-cell>
          <table:table-cell table:formula="of:=[.B20]*(1-[.B20])/[.$B$3]" office:value-type="float" office:value="0.000102544" calcext:value-type="float">
            <text:p>0.000102544</text:p>
          </table:table-cell>
          <table:table-cell table:formula="of:=[.B20]-[.$G$3]*SQRT([.E20])" office:value-type="float" office:value="0.864152253770264" calcext:value-type="float">
            <text:p>0.864152253770264</text:p>
          </table:table-cell>
          <table:table-cell table:formula="of:=[.B20]+[.$G$3]*SQRT([.E20])" office:value-type="float" office:value="0.903847746229736" calcext:value-type="float">
            <text:p>0.903847746229736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11" table:formula="of:=MAX(MIN([.Y20]+[.X20];1);0)" office:value-type="float" office:value="0.530483779057847" calcext:value-type="float">
            <text:p><text:s/>496/935</text:p>
          </table:table-cell>
          <table:table-cell office:value-type="float" office:value="0.100483779057846" calcext:value-type="float">
            <text:p>0.100483779057846</text:p>
          </table:table-cell>
          <table:table-cell table:style-name="ce8" table:formula="of:=43/1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" calcext:value-type="float">
            <text:p>0.861</text:p>
          </table:table-cell>
          <table:table-cell office:value-type="float" office:value="237.740283" calcext:value-type="float">
            <text:p>237.740283</text:p>
          </table:table-cell>
          <table:table-cell office:value-type="float" office:value="1492.535625" calcext:value-type="float">
            <text:p>1492.535625</text:p>
          </table:table-cell>
          <table:table-cell table:formula="of:=[.B21]*(1-[.B21])/[.$B$3]" office:value-type="float" office:value="0.000119679" calcext:value-type="float">
            <text:p>0.000119679</text:p>
          </table:table-cell>
          <table:table-cell table:formula="of:=[.B21]-[.$G$3]*SQRT([.E21])" office:value-type="float" office:value="0.839558012069773" calcext:value-type="float">
            <text:p>0.839558012069773</text:p>
          </table:table-cell>
          <table:table-cell table:formula="of:=[.B21]+[.$G$3]*SQRT([.E21])" office:value-type="float" office:value="0.882441987930227" calcext:value-type="float">
            <text:p>0.88244198793022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11" table:formula="of:=MAX(MIN([.Y21]+[.X21];1);0)" office:value-type="float" office:value="0.720228884679051" calcext:value-type="float">
            <text:p><text:s/>502/697</text:p>
          </table:table-cell>
          <table:table-cell office:value-type="float" office:value="-0.279771115320949" calcext:value-type="float">
            <text:p>-0.279771115320949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1" calcext:value-type="float">
            <text:p>0.901</text:p>
          </table:table-cell>
          <table:table-cell office:value-type="float" office:value="239.231197" calcext:value-type="float">
            <text:p>239.231197</text:p>
          </table:table-cell>
          <table:table-cell office:value-type="float" office:value="1546.603203" calcext:value-type="float">
            <text:p>1546.603203</text:p>
          </table:table-cell>
          <table:table-cell table:formula="of:=[.B22]*(1-[.B22])/[.$B$3]" office:value-type="float" office:value="0.000089199" calcext:value-type="float">
            <text:p>8.9199E-05</text:p>
          </table:table-cell>
          <table:table-cell table:formula="of:=[.B22]-[.$G$3]*SQRT([.E22])" office:value-type="float" office:value="0.882488736445072" calcext:value-type="float">
            <text:p>0.882488736445072</text:p>
          </table:table-cell>
          <table:table-cell table:formula="of:=[.B22]+[.$G$3]*SQRT([.E22])" office:value-type="float" office:value="0.919511263554928" calcext:value-type="float">
            <text:p>0.91951126355492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11" table:formula="of:=MAX(MIN([.Y22]+[.X22];1);0)" office:value-type="float" office:value="1" calcext:value-type="float">
            <text:p>1 <text:s text:c="5"/></text:p>
          </table:table-cell>
          <table:table-cell office:value-type="float" office:value="0.154088451403294" calcext:value-type="float">
            <text:p>0.154088451403294</text:p>
          </table:table-cell>
          <table:table-cell table:style-name="ce8" table:formula="of:=88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3" calcext:value-type="float">
            <text:p>0.953</text:p>
          </table:table-cell>
          <table:table-cell office:value-type="float" office:value="232.312119" calcext:value-type="float">
            <text:p>232.312119</text:p>
          </table:table-cell>
          <table:table-cell office:value-type="float" office:value="1499.435607" calcext:value-type="float">
            <text:p>1499.435607</text:p>
          </table:table-cell>
          <table:table-cell table:formula="of:=[.B23]*(1-[.B23])/[.$B$3]" office:value-type="float" office:value="0.0000447909999999999" calcext:value-type="float">
            <text:p>4.47909999999999E-05</text:p>
          </table:table-cell>
          <table:table-cell table:formula="of:=[.B23]-[.$G$3]*SQRT([.E23])" office:value-type="float" office:value="0.939882488589675" calcext:value-type="float">
            <text:p>0.939882488589675</text:p>
          </table:table-cell>
          <table:table-cell table:formula="of:=[.B23]+[.$G$3]*SQRT([.E23])" office:value-type="float" office:value="0.966117511410325" calcext:value-type="float">
            <text:p>0.966117511410325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11" table:formula="of:=MAX(MIN([.Y23]+[.X23];1);0)" office:value-type="float" office:value="0" calcext:value-type="float">
            <text:p>0 <text:s text:c="5"/></text:p>
          </table:table-cell>
          <table:table-cell office:value-type="float" office:value="-0.134015334507842" calcext:value-type="float">
            <text:p>-0.134015334507842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4" calcext:value-type="float">
            <text:p>0.964</text:p>
          </table:table-cell>
          <table:table-cell office:value-type="float" office:value="232.003305" calcext:value-type="float">
            <text:p>232.003305</text:p>
          </table:table-cell>
          <table:table-cell office:value-type="float" office:value="1588.40677" calcext:value-type="float">
            <text:p>1588.40677</text:p>
          </table:table-cell>
          <table:table-cell table:formula="of:=[.B24]*(1-[.B24])/[.$B$3]" office:value-type="float" office:value="0.000034704" calcext:value-type="float">
            <text:p>3.4704E-05</text:p>
          </table:table-cell>
          <table:table-cell table:formula="of:=[.B24]-[.$G$3]*SQRT([.E24])" office:value-type="float" office:value="0.952453620203717" calcext:value-type="float">
            <text:p>0.952453620203717</text:p>
          </table:table-cell>
          <table:table-cell table:formula="of:=[.B24]+[.$G$3]*SQRT([.E24])" office:value-type="float" office:value="0.975546379796282" calcext:value-type="float">
            <text:p>0.975546379796282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11" table:formula="of:=MAX(MIN([.Y24]+[.X24];1);0)" office:value-type="float" office:value="0" calcext:value-type="float">
            <text:p>0 <text:s text:c="5"/></text:p>
          </table:table-cell>
          <table:table-cell office:value-type="float" office:value="-0.289092116669781" calcext:value-type="float">
            <text:p>-0.289092116669781</text:p>
          </table:table-cell>
          <table:table-cell table:style-name="ce8" table:formula="of:=17/1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.97</text:p>
          </table:table-cell>
          <table:table-cell office:value-type="float" office:value="232.27338" calcext:value-type="float">
            <text:p>232.27338</text:p>
          </table:table-cell>
          <table:table-cell office:value-type="float" office:value="1579.911514" calcext:value-type="float">
            <text:p>1579.911514</text:p>
          </table:table-cell>
          <table:table-cell table:formula="of:=[.B25]*(1-[.B25])/[.$B$3]" office:value-type="float" office:value="0.0000291" calcext:value-type="float">
            <text:p>2.91E-05</text:p>
          </table:table-cell>
          <table:table-cell table:formula="of:=[.B25]-[.$G$3]*SQRT([.E25])" office:value-type="float" office:value="0.959426894495939" calcext:value-type="float">
            <text:p>0.959426894495939</text:p>
          </table:table-cell>
          <table:table-cell table:formula="of:=[.B25]+[.$G$3]*SQRT([.E25])" office:value-type="float" office:value="0.980573105504061" calcext:value-type="float">
            <text:p>0.980573105504061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11" table:formula="of:=MAX(MIN([.Y25]+[.X25];1);0)" office:value-type="float" office:value="0" calcext:value-type="float">
            <text:p>0 <text:s text:c="5"/></text:p>
          </table:table-cell>
          <table:table-cell office:value-type="float" office:value="-0.108254310366219" calcext:value-type="float">
            <text:p>-0.108254310366219</text:p>
          </table:table-cell>
          <table:table-cell table:style-name="ce8" table:formula="of:=8/1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236.662186" calcext:value-type="float">
            <text:p>236.662186</text:p>
          </table:table-cell>
          <table:table-cell office:value-type="float" office:value="1490.416384" calcext:value-type="float">
            <text:p>1490.416384</text:p>
          </table:table-cell>
          <table:table-cell table:formula="of:=[.B26]*(1-[.B26])/[.$B$3]" office:value-type="float" office:value="0.000083536" calcext:value-type="float">
            <text:p>8.3536E-05</text:p>
          </table:table-cell>
          <table:table-cell table:formula="of:=[.B26]-[.$G$3]*SQRT([.E26])" office:value-type="float" office:value="0.890085985999782" calcext:value-type="float">
            <text:p>0.890085985999782</text:p>
          </table:table-cell>
          <table:table-cell table:formula="of:=[.B26]+[.$G$3]*SQRT([.E26])" office:value-type="float" office:value="0.925914014000218" calcext:value-type="float">
            <text:p>0.92591401400021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11" table:formula="of:=MAX(MIN([.Y26]+[.X26];1);0)" office:value-type="float" office:value="0" calcext:value-type="float">
            <text:p>0 <text:s text:c="5"/></text:p>
          </table:table-cell>
          <table:table-cell office:value-type="float" office:value="-0.360233211346966" calcext:value-type="float">
            <text:p>-0.360233211346966</text:p>
          </table:table-cell>
          <table:table-cell table:style-name="ce8" table:formula="of:=11/1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07" calcext:value-type="float">
            <text:p>0.907</text:p>
          </table:table-cell>
          <table:table-cell office:value-type="float" office:value="239.461487" calcext:value-type="float">
            <text:p>239.461487</text:p>
          </table:table-cell>
          <table:table-cell office:value-type="float" office:value="1513.241756" calcext:value-type="float">
            <text:p>1513.241756</text:p>
          </table:table-cell>
          <table:table-cell table:formula="of:=[.B27]*(1-[.B27])/[.$B$3]" office:value-type="float" office:value="0.000084351" calcext:value-type="float">
            <text:p>8.4351E-05</text:p>
          </table:table-cell>
          <table:table-cell table:formula="of:=[.B27]-[.$G$3]*SQRT([.E27])" office:value-type="float" office:value="0.88899881110593" calcext:value-type="float">
            <text:p>0.88899881110593</text:p>
          </table:table-cell>
          <table:table-cell table:formula="of:=[.B27]+[.$G$3]*SQRT([.E27])" office:value-type="float" office:value="0.92500118889407" calcext:value-type="float">
            <text:p>0.9250011888940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11" table:formula="of:=MAX(MIN([.Y27]+[.X27];1);0)" office:value-type="float" office:value="0.302663575818246" calcext:value-type="float">
            <text:p><text:s/>125/413</text:p>
          </table:table-cell>
          <table:table-cell office:value-type="float" office:value="0.202663575818246" calcext:value-type="float">
            <text:p>0.202663575818246</text:p>
          </table:table-cell>
          <table:table-cell table:style-name="ce8" table:formula="of:=1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8" calcext:value-type="float">
            <text:p>0.938</text:p>
          </table:table-cell>
          <table:table-cell office:value-type="float" office:value="239.220472" calcext:value-type="float">
            <text:p>239.220472</text:p>
          </table:table-cell>
          <table:table-cell office:value-type="float" office:value="1491.134944" calcext:value-type="float">
            <text:p>1491.134944</text:p>
          </table:table-cell>
          <table:table-cell table:formula="of:=[.B28]*(1-[.B28])/[.$B$3]" office:value-type="float" office:value="0.0000581559999999999" calcext:value-type="float">
            <text:p>5.81559999999999E-05</text:p>
          </table:table-cell>
          <table:table-cell table:formula="of:=[.B28]-[.$G$3]*SQRT([.E28])" office:value-type="float" office:value="0.923053024065049" calcext:value-type="float">
            <text:p>0.923053024065049</text:p>
          </table:table-cell>
          <table:table-cell table:formula="of:=[.B28]+[.$G$3]*SQRT([.E28])" office:value-type="float" office:value="0.952946975934951" calcext:value-type="float">
            <text:p>0.952946975934951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11" table:formula="of:=MAX(MIN([.Y28]+[.X28];1);0)" office:value-type="float" office:value="0" calcext:value-type="float">
            <text:p>0 <text:s text:c="5"/></text:p>
          </table:table-cell>
          <table:table-cell office:value-type="float" office:value="-0.106767952646048" calcext:value-type="float">
            <text:p>-0.106767952646048</text:p>
          </table:table-cell>
          <table:table-cell table:style-name="ce8" table:formula="of:=1/1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99" calcext:value-type="float">
            <text:p>0.599</text:p>
          </table:table-cell>
          <table:table-cell office:value-type="float" office:value="233.877659" calcext:value-type="float">
            <text:p>233.877659</text:p>
          </table:table-cell>
          <table:table-cell office:value-type="float" office:value="1497.941155" calcext:value-type="float">
            <text:p>1497.941155</text:p>
          </table:table-cell>
          <table:table-cell table:formula="of:=[.B29]*(1-[.B29])/[.$B$3]" office:value-type="float" office:value="0.000240199" calcext:value-type="float">
            <text:p>0.000240199</text:p>
          </table:table-cell>
          <table:table-cell table:formula="of:=[.B29]-[.$G$3]*SQRT([.E29])" office:value-type="float" office:value="0.568623224687271" calcext:value-type="float">
            <text:p>0.568623224687271</text:p>
          </table:table-cell>
          <table:table-cell table:formula="of:=[.B29]+[.$G$3]*SQRT([.E29])" office:value-type="float" office:value="0.629376775312729" calcext:value-type="float">
            <text:p>0.629376775312729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11" table:formula="of:=MAX(MIN([.Y29]+[.X29];1);0)" office:value-type="float" office:value="0.266456166070531" calcext:value-type="float">
            <text:p><text:s/>85/319</text:p>
          </table:table-cell>
          <table:table-cell office:value-type="float" office:value="0.0364561660705315" calcext:value-type="float">
            <text:p>0.036456166070532</text:p>
          </table:table-cell>
          <table:table-cell table:style-name="ce8" table:formula="of:=23/1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58" calcext:value-type="float">
            <text:p>0.458</text:p>
          </table:table-cell>
          <table:table-cell office:value-type="float" office:value="233.756584" calcext:value-type="float">
            <text:p>233.756584</text:p>
          </table:table-cell>
          <table:table-cell office:value-type="float" office:value="1524.492092" calcext:value-type="float">
            <text:p>1524.492092</text:p>
          </table:table-cell>
          <table:table-cell table:formula="of:=[.B30]*(1-[.B30])/[.$B$3]" office:value-type="float" office:value="0.000248236" calcext:value-type="float">
            <text:p>0.000248236</text:p>
          </table:table-cell>
          <table:table-cell table:formula="of:=[.B30]-[.$G$3]*SQRT([.E30])" office:value-type="float" office:value="0.427119206331443" calcext:value-type="float">
            <text:p>0.427119206331443</text:p>
          </table:table-cell>
          <table:table-cell table:formula="of:=[.B30]+[.$G$3]*SQRT([.E30])" office:value-type="float" office:value="0.488880793668557" calcext:value-type="float">
            <text:p>0.48888079366855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Y30]+[.X30];1);0)" office:value-type="float" office:value="0.512979851179704" calcext:value-type="float">
            <text:p><text:s/>494/963</text:p>
          </table:table-cell>
          <table:table-cell office:value-type="float" office:value="0.382979851179704" calcext:value-type="float">
            <text:p>0.382979851179704</text:p>
          </table:table-cell>
          <table:table-cell table:style-name="ce8" table:formula="of:=13/1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69" calcext:value-type="float">
            <text:p>0.469</text:p>
          </table:table-cell>
          <table:table-cell office:value-type="float" office:value="254.618473" calcext:value-type="float">
            <text:p>254.618473</text:p>
          </table:table-cell>
          <table:table-cell office:value-type="float" office:value="1566.938018" calcext:value-type="float">
            <text:p>1566.938018</text:p>
          </table:table-cell>
          <table:table-cell table:formula="of:=[.B31]*(1-[.B31])/[.$B$3]" office:value-type="float" office:value="0.000249039" calcext:value-type="float">
            <text:p>0.000249039</text:p>
          </table:table-cell>
          <table:table-cell table:formula="of:=[.B31]-[.$G$3]*SQRT([.E31])" office:value-type="float" office:value="0.438069299678152" calcext:value-type="float">
            <text:p>0.438069299678152</text:p>
          </table:table-cell>
          <table:table-cell table:formula="of:=[.B31]+[.$G$3]*SQRT([.E31])" office:value-type="float" office:value="0.499930700321849" calcext:value-type="float">
            <text:p>0.49993070032184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Y31]+[.X31];1);0)" office:value-type="float" office:value="0.0601842238530034" calcext:value-type="float">
            <text:p><text:s/>13/216</text:p>
          </table:table-cell>
          <table:table-cell office:value-type="float" office:value="-0.149815776146997" calcext:value-type="float">
            <text:p>-0.149815776146997</text:p>
          </table:table-cell>
          <table:table-cell table:style-name="ce8" table:formula="of:=21/1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7" calcext:value-type="float">
            <text:p>0.347</text:p>
          </table:table-cell>
          <table:table-cell office:value-type="float" office:value="235.008713" calcext:value-type="float">
            <text:p>235.008713</text:p>
          </table:table-cell>
          <table:table-cell office:value-type="float" office:value="1490.696423" calcext:value-type="float">
            <text:p>1490.696423</text:p>
          </table:table-cell>
          <table:table-cell table:formula="of:=[.B32]*(1-[.B32])/[.$B$3]" office:value-type="float" office:value="0.000226591" calcext:value-type="float">
            <text:p>0.000226591</text:p>
          </table:table-cell>
          <table:table-cell table:formula="of:=[.B32]-[.$G$3]*SQRT([.E32])" office:value-type="float" office:value="0.317496237772108" calcext:value-type="float">
            <text:p>0.317496237772108</text:p>
          </table:table-cell>
          <table:table-cell table:formula="of:=[.B32]+[.$G$3]*SQRT([.E32])" office:value-type="float" office:value="0.376503762227892" calcext:value-type="float">
            <text:p>0.376503762227892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11" table:formula="of:=MAX(MIN([.Y32]+[.X32];1);0)" office:value-type="float" office:value="0.110114085259211" calcext:value-type="float">
            <text:p><text:s/>86/781</text:p>
          </table:table-cell>
          <table:table-cell office:value-type="float" office:value="0.000114085259210639" calcext:value-type="float">
            <text:p>0.000114085259211</text:p>
          </table:table-cell>
          <table:table-cell table:style-name="ce8" table:formula="of:=11/1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43" calcext:value-type="float">
            <text:p>0.243</text:p>
          </table:table-cell>
          <table:table-cell office:value-type="float" office:value="236.237028" calcext:value-type="float">
            <text:p>236.237028</text:p>
          </table:table-cell>
          <table:table-cell office:value-type="float" office:value="1483.060526" calcext:value-type="float">
            <text:p>1483.060526</text:p>
          </table:table-cell>
          <table:table-cell table:formula="of:=[.B33]*(1-[.B33])/[.$B$3]" office:value-type="float" office:value="0.000183951" calcext:value-type="float">
            <text:p>0.000183951</text:p>
          </table:table-cell>
          <table:table-cell table:formula="of:=[.B33]-[.$G$3]*SQRT([.E33])" office:value-type="float" office:value="0.216416806783232" calcext:value-type="float">
            <text:p>0.216416806783232</text:p>
          </table:table-cell>
          <table:table-cell table:formula="of:=[.B33]+[.$G$3]*SQRT([.E33])" office:value-type="float" office:value="0.269583193216768" calcext:value-type="float">
            <text:p>0.26958319321676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11" table:formula="of:=MAX(MIN([.Y33]+[.X33];1);0)" office:value-type="float" office:value="0" calcext:value-type="float">
            <text:p>0 <text:s text:c="5"/></text:p>
          </table:table-cell>
          <table:table-cell office:value-type="float" office:value="-0.210918840879923" calcext:value-type="float">
            <text:p>-0.210918840879923</text:p>
          </table:table-cell>
          <table:table-cell table:style-name="ce8" table:formula="of:=7/1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9" calcext:value-type="float">
            <text:p>0.169</text:p>
          </table:table-cell>
          <table:table-cell office:value-type="float" office:value="249.190758" calcext:value-type="float">
            <text:p>249.190758</text:p>
          </table:table-cell>
          <table:table-cell office:value-type="float" office:value="1534.044348" calcext:value-type="float">
            <text:p>1534.044348</text:p>
          </table:table-cell>
          <table:table-cell table:formula="of:=[.B34]*(1-[.B34])/[.$B$3]" office:value-type="float" office:value="0.000140439" calcext:value-type="float">
            <text:p>0.000140439</text:p>
          </table:table-cell>
          <table:table-cell table:formula="of:=[.B34]-[.$G$3]*SQRT([.E34])" office:value-type="float" office:value="0.14577263548312" calcext:value-type="float">
            <text:p>0.14577263548312</text:p>
          </table:table-cell>
          <table:table-cell table:formula="of:=[.B34]+[.$G$3]*SQRT([.E34])" office:value-type="float" office:value="0.19222736451688" calcext:value-type="float">
            <text:p>0.19222736451688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Y34]+[.X34];1);0)" office:value-type="float" office:value="1" calcext:value-type="float">
            <text:p>1 <text:s text:c="5"/></text:p>
          </table:table-cell>
          <table:table-cell office:value-type="float" office:value="0.199453507756886" calcext:value-type="float">
            <text:p>0.199453507756886</text:p>
          </table:table-cell>
          <table:table-cell table:style-name="ce8" table:formula="of:=6/7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8" calcext:value-type="float">
            <text:p>0.188</text:p>
          </table:table-cell>
          <table:table-cell office:value-type="float" office:value="234.072874" calcext:value-type="float">
            <text:p>234.072874</text:p>
          </table:table-cell>
          <table:table-cell office:value-type="float" office:value="1486.199563" calcext:value-type="float">
            <text:p>1486.199563</text:p>
          </table:table-cell>
          <table:table-cell table:formula="of:=[.B35]*(1-[.B35])/[.$B$3]" office:value-type="float" office:value="0.000152656" calcext:value-type="float">
            <text:p>0.000152656</text:p>
          </table:table-cell>
          <table:table-cell table:formula="of:=[.B35]-[.$G$3]*SQRT([.E35])" office:value-type="float" office:value="0.163783408794795" calcext:value-type="float">
            <text:p>0.163783408794795</text:p>
          </table:table-cell>
          <table:table-cell table:formula="of:=[.B35]+[.$G$3]*SQRT([.E35])" office:value-type="float" office:value="0.212216591205205" calcext:value-type="float">
            <text:p>0.212216591205205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Y35]+[.X35];1);0)" office:value-type="float" office:value="0.558999299788448" calcext:value-type="float">
            <text:p><text:s/>469/839</text:p>
          </table:table-cell>
          <table:table-cell office:value-type="float" office:value="0.318999299788448" calcext:value-type="float">
            <text:p>0.318999299788448</text:p>
          </table:table-cell>
          <table:table-cell table:style-name="ce8" table:formula="of:=24/1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5" calcext:value-type="float">
            <text:p>0.165</text:p>
          </table:table-cell>
          <table:table-cell office:value-type="float" office:value="234.910602" calcext:value-type="float">
            <text:p>234.910602</text:p>
          </table:table-cell>
          <table:table-cell office:value-type="float" office:value="1495.229155" calcext:value-type="float">
            <text:p>1495.229155</text:p>
          </table:table-cell>
          <table:table-cell table:formula="of:=[.B36]*(1-[.B36])/[.$B$3]" office:value-type="float" office:value="0.000137775" calcext:value-type="float">
            <text:p>0.000137775</text:p>
          </table:table-cell>
          <table:table-cell table:formula="of:=[.B36]-[.$G$3]*SQRT([.E36])" office:value-type="float" office:value="0.141993991219684" calcext:value-type="float">
            <text:p>0.141993991219684</text:p>
          </table:table-cell>
          <table:table-cell table:formula="of:=[.B36]+[.$G$3]*SQRT([.E36])" office:value-type="float" office:value="0.188006008780317" calcext:value-type="float">
            <text:p>0.18800600878031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11" table:formula="of:=MAX(MIN([.Y36]+[.X36];1);0)" office:value-type="float" office:value="0.0549446005091245" calcext:value-type="float">
            <text:p><text:s/>5/91 </text:p>
          </table:table-cell>
          <table:table-cell office:value-type="float" office:value="-0.285055399490875" calcext:value-type="float">
            <text:p>-0.285055399490875</text:p>
          </table:table-cell>
          <table:table-cell table:style-name="ce8" table:formula="of:=34/100" office:value-type="float" office:value="0.34" calcext:value-type="float">
            <text:p>0.3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Y37]+[.X37];1);0)" office:value-type="float" office:value="0.812427320537985" calcext:value-type="float">
            <text:p><text:s/>693/853</text:p>
          </table:table-cell>
          <table:table-cell office:value-type="float" office:value="-0.0447155366048717" calcext:value-type="float">
            <text:p>-0.044715536604872</text:p>
          </table:table-cell>
          <table:table-cell table:style-name="ce8" table:formula="of:=6/7" office:value-type="float" office:value="0.857142857142857" calcext:value-type="float">
            <text:p>0.857142857142857</text:p>
          </table:table-cell>
        </table:table-row>
        <table:table-row table:style-name="ro1">
          <table:table-cell table:style-name="ce1" office:value-type="string" calcext:value-type="string">
            <text:p>Query: {taskCorrect=true}@I holds-with-prob P, for I=0,...,30. </text:p>
          </table:table-cell>
          <table:table-cell table:number-columns-repeated="17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Y38]+[.X38];1);0)" office:value-type="float" office:value="0.639113354269841" calcext:value-type="float">
            <text:p><text:s/>317/496</text:p>
          </table:table-cell>
          <table:table-cell office:value-type="float" office:value="0.399113354269841" calcext:value-type="float">
            <text:p>0.399113354269841</text:p>
          </table:table-cell>
          <table:table-cell table:style-name="ce8" table:formula="of:=24/100" office:value-type="float" office:value="0.24" calcext:value-type="float">
            <text:p>0.2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11" table:formula="of:=MAX(MIN([.Y39]+[.X39];1);0)" office:value-type="float" office:value="0.210618142199301" calcext:value-type="float">
            <text:p><text:s/>119/565</text:p>
          </table:table-cell>
          <table:table-cell office:value-type="float" office:value="-0.129381857800699" calcext:value-type="float">
            <text:p>-0.129381857800699</text:p>
          </table:table-cell>
          <table:table-cell table:style-name="ce8" table:formula="of:=34/100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table:number-columns-repeated="17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11" table:formula="of:=MAX(MIN([.Y40]+[.X40];1);0)" office:value-type="float" office:value="0.499423229520281" calcext:value-type="float">
            <text:p><text:s/>433/867</text:p>
          </table:table-cell>
          <table:table-cell office:value-type="float" office:value="0.356566086663138" calcext:value-type="float">
            <text:p>0.356566086663138</text:p>
          </table:table-cell>
          <table:table-cell table:style-name="ce8" table:formula="of:=1/7" office:value-type="float" office:value="0.142857142857143" calcext:value-type="float">
            <text:p>0.142857142857143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Conf interval <text:span text:style-name="T1">(for z as above)</text:span></text:p>
          </table:table-cell>
          <table:covered-table-cell/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Y41]+[.X41];1);0)" office:value-type="float" office:value="0.886753362700992" calcext:value-type="float">
            <text:p><text:s/>877/989</text:p>
          </table:table-cell>
          <table:table-cell office:value-type="float" office:value="0.286753362700992" calcext:value-type="float">
            <text:p>0.286753362700992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Load.Time</text:p>
          </table:table-cell>
          <table:table-cell table:style-name="ce1" office:value-type="string" calcext:value-type="string">
            <text:p>Comp.Time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Y42]+[.X42];1);0)" office:value-type="float" office:value="0.788315841394977" calcext:value-type="float">
            <text:p><text:s/>715/907</text:p>
          </table:table-cell>
          <table:table-cell office:value-type="float" office:value="-0.201684158605023" calcext:value-type="float">
            <text:p>-0.201684158605023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7.456662" calcext:value-type="float">
            <text:p>267.456662</text:p>
          </table:table-cell>
          <table:table-cell office:value-type="float" office:value="1554.569073" calcext:value-type="float">
            <text:p>1554.569073</text:p>
          </table:table-cell>
          <table:table-cell table:formula="of:=[.B43]*(1-[.B43])/[.$B$3]" office:value-type="float" office:value="0" calcext:value-type="float">
            <text:p>0</text:p>
          </table:table-cell>
          <table:table-cell table:formula="of:=[.B43]-[.$G$3]*SQRT([.E43])" office:value-type="float" office:value="1" calcext:value-type="float">
            <text:p>1</text:p>
          </table:table-cell>
          <table:table-cell table:formula="of:=[.B43]+[.$G$3]*SQRT([.E43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11" table:formula="of:=MAX(MIN([.Y43]+[.X43];1);0)" office:value-type="float" office:value="0.602242394678555" calcext:value-type="float">
            <text:p><text:s/>215/357</text:p>
          </table:table-cell>
          <table:table-cell office:value-type="float" office:value="0.0422423946785549" calcext:value-type="float">
            <text:p>0.042242394678555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office:value-type="float" office:value="268.681458" calcext:value-type="float">
            <text:p>268.681458</text:p>
          </table:table-cell>
          <table:table-cell office:value-type="float" office:value="1565.193595" calcext:value-type="float">
            <text:p>1565.193595</text:p>
          </table:table-cell>
          <table:table-cell table:formula="of:=[.B44]*(1-[.B44])/[.$B$3]" office:value-type="float" office:value="0.000249936" calcext:value-type="float">
            <text:p>0.000249936</text:p>
          </table:table-cell>
          <table:table-cell table:formula="of:=[.B44]-[.$G$3]*SQRT([.E44])" office:value-type="float" office:value="0.477013645945352" calcext:value-type="float">
            <text:p>0.477013645945352</text:p>
          </table:table-cell>
          <table:table-cell table:formula="of:=[.B44]+[.$G$3]*SQRT([.E44])" office:value-type="float" office:value="0.538986354054648" calcext:value-type="float">
            <text:p>0.538986354054648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Y44]+[.X44];1);0)" office:value-type="float" office:value="0.999809221436772" calcext:value-type="float">
            <text:p>1 <text:s text:c="5"/></text:p>
          </table:table-cell>
          <table:table-cell office:value-type="float" office:value="0.399809221436772" calcext:value-type="float">
            <text:p>0.399809221436772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5" calcext:value-type="float">
            <text:p>0.265</text:p>
          </table:table-cell>
          <table:table-cell office:value-type="float" office:value="266.7548" calcext:value-type="float">
            <text:p>266.7548</text:p>
          </table:table-cell>
          <table:table-cell office:value-type="float" office:value="1533.780086" calcext:value-type="float">
            <text:p>1533.780086</text:p>
          </table:table-cell>
          <table:table-cell table:formula="of:=[.B45]*(1-[.B45])/[.$B$3]" office:value-type="float" office:value="0.000194775" calcext:value-type="float">
            <text:p>0.000194775</text:p>
          </table:table-cell>
          <table:table-cell table:formula="of:=[.B45]-[.$G$3]*SQRT([.E45])" office:value-type="float" office:value="0.237645884404719" calcext:value-type="float">
            <text:p>0.237645884404719</text:p>
          </table:table-cell>
          <table:table-cell table:formula="of:=[.B45]+[.$G$3]*SQRT([.E45])" office:value-type="float" office:value="0.292354115595281" calcext:value-type="float">
            <text:p>0.292354115595281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Y45]+[.X45];1);0)" office:value-type="float" office:value="0.700378194044774" calcext:value-type="float">
            <text:p><text:s/>554/791</text:p>
          </table:table-cell>
          <table:table-cell office:value-type="float" office:value="-0.289621805955226" calcext:value-type="float">
            <text:p>-0.289621805955226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8" calcext:value-type="float">
            <text:p>0.188</text:p>
          </table:table-cell>
          <table:table-cell office:value-type="float" office:value="263.299439" calcext:value-type="float">
            <text:p>263.299439</text:p>
          </table:table-cell>
          <table:table-cell office:value-type="float" office:value="1594.696712" calcext:value-type="float">
            <text:p>1594.696712</text:p>
          </table:table-cell>
          <table:table-cell table:formula="of:=[.B46]*(1-[.B46])/[.$B$3]" office:value-type="float" office:value="0.000152656" calcext:value-type="float">
            <text:p>0.000152656</text:p>
          </table:table-cell>
          <table:table-cell table:formula="of:=[.B46]-[.$G$3]*SQRT([.E46])" office:value-type="float" office:value="0.163783408794795" calcext:value-type="float">
            <text:p>0.163783408794795</text:p>
          </table:table-cell>
          <table:table-cell table:formula="of:=[.B46]+[.$G$3]*SQRT([.E46])" office:value-type="float" office:value="0.212216591205205" calcext:value-type="float">
            <text:p>0.212216591205205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11" table:formula="of:=MAX(MIN([.Y46]+[.X46];1);0)" office:value-type="float" office:value="0.189457074597134" calcext:value-type="float">
            <text:p><text:s/>115/607</text:p>
          </table:table-cell>
          <table:table-cell office:value-type="float" office:value="0.179457074597134" calcext:value-type="float">
            <text:p>0.179457074597134</text:p>
          </table:table-cell>
          <table:table-cell table:style-name="ce8" table:formula="of:=1/1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office:value-type="float" office:value="269.329356" calcext:value-type="float">
            <text:p>269.329356</text:p>
          </table:table-cell>
          <table:table-cell office:value-type="float" office:value="1581.228504" calcext:value-type="float">
            <text:p>1581.228504</text:p>
          </table:table-cell>
          <table:table-cell table:formula="of:=[.B47]*(1-[.B47])/[.$B$3]" office:value-type="float" office:value="0.000074439" calcext:value-type="float">
            <text:p>7.4439E-05</text:p>
          </table:table-cell>
          <table:table-cell table:formula="of:=[.B47]-[.$G$3]*SQRT([.E47])" office:value-type="float" office:value="0.0640895043715449" calcext:value-type="float">
            <text:p>0.064089504371545</text:p>
          </table:table-cell>
          <table:table-cell table:formula="of:=[.B47]+[.$G$3]*SQRT([.E47])" office:value-type="float" office:value="0.0979104956284551" calcext:value-type="float">
            <text:p>0.097910495628455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Y47]+[.X47];1);0)" office:value-type="float" office:value="0.783231732253419" calcext:value-type="float">
            <text:p><text:s/>383/489</text:p>
          </table:table-cell>
          <table:table-cell office:value-type="float" office:value="0.183231732253419" calcext:value-type="float">
            <text:p>0.183231732253419</text:p>
          </table:table-cell>
          <table:table-cell table:style-name="ce8"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3" calcext:value-type="float">
            <text:p>0.463</text:p>
          </table:table-cell>
          <table:table-cell office:value-type="float" office:value="268.641966" calcext:value-type="float">
            <text:p>268.641966</text:p>
          </table:table-cell>
          <table:table-cell office:value-type="float" office:value="1567.612766" calcext:value-type="float">
            <text:p>1567.612766</text:p>
          </table:table-cell>
          <table:table-cell table:formula="of:=[.B48]*(1-[.B48])/[.$B$3]" office:value-type="float" office:value="0.000248631" calcext:value-type="float">
            <text:p>0.000248631</text:p>
          </table:table-cell>
          <table:table-cell table:formula="of:=[.B48]-[.$G$3]*SQRT([.E48])" office:value-type="float" office:value="0.432094646910284" calcext:value-type="float">
            <text:p>0.432094646910284</text:p>
          </table:table-cell>
          <table:table-cell table:formula="of:=[.B48]+[.$G$3]*SQRT([.E48])" office:value-type="float" office:value="0.493905353089716" calcext:value-type="float">
            <text:p>0.493905353089716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Y48]+[.X48];1);0)" office:value-type="float" office:value="1" calcext:value-type="float">
            <text:p>1 <text:s text:c="5"/></text:p>
          </table:table-cell>
          <table:table-cell office:value-type="float" office:value="0.253943773280938" calcext:value-type="float">
            <text:p>0.253943773280938</text:p>
          </table:table-cell>
          <table:table-cell table:style-name="ce8" table:formula="of:=99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7" calcext:value-type="float">
            <text:p>0.677</text:p>
          </table:table-cell>
          <table:table-cell office:value-type="float" office:value="289.351902" calcext:value-type="float">
            <text:p>289.351902</text:p>
          </table:table-cell>
          <table:table-cell office:value-type="float" office:value="1635.984233" calcext:value-type="float">
            <text:p>1635.984233</text:p>
          </table:table-cell>
          <table:table-cell table:formula="of:=[.B49]*(1-[.B49])/[.$B$3]" office:value-type="float" office:value="0.000218671" calcext:value-type="float">
            <text:p>0.000218671</text:p>
          </table:table-cell>
          <table:table-cell table:formula="of:=[.B49]-[.$G$3]*SQRT([.E49])" office:value-type="float" office:value="0.648016444082894" calcext:value-type="float">
            <text:p>0.648016444082894</text:p>
          </table:table-cell>
          <table:table-cell table:formula="of:=[.B49]+[.$G$3]*SQRT([.E49])" office:value-type="float" office:value="0.705983555917106" calcext:value-type="float">
            <text:p>0.705983555917106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11" table:formula="of:=MAX(MIN([.Y49]+[.X49];1);0)" office:value-type="float" office:value="0.729595302569263" calcext:value-type="float">
            <text:p><text:s/>599/821</text:p>
          </table:table-cell>
          <table:table-cell office:value-type="float" office:value="0.169595302569263" calcext:value-type="float">
            <text:p>0.169595302569263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6" calcext:value-type="float">
            <text:p>0.796</text:p>
          </table:table-cell>
          <table:table-cell office:value-type="float" office:value="271.615155" calcext:value-type="float">
            <text:p>271.615155</text:p>
          </table:table-cell>
          <table:table-cell office:value-type="float" office:value="1614.998955" calcext:value-type="float">
            <text:p>1614.998955</text:p>
          </table:table-cell>
          <table:table-cell table:formula="of:=[.B50]*(1-[.B50])/[.$B$3]" office:value-type="float" office:value="0.000162384" calcext:value-type="float">
            <text:p>0.000162384</text:p>
          </table:table-cell>
          <table:table-cell table:formula="of:=[.B50]-[.$G$3]*SQRT([.E50])" office:value-type="float" office:value="0.771023723768344" calcext:value-type="float">
            <text:p>0.771023723768344</text:p>
          </table:table-cell>
          <table:table-cell table:formula="of:=[.B50]+[.$G$3]*SQRT([.E50])" office:value-type="float" office:value="0.820976276231656" calcext:value-type="float">
            <text:p>0.820976276231656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11" table:formula="of:=MAX(MIN([.Y50]+[.X50];1);0)" office:value-type="float" office:value="0.692400462338683" calcext:value-type="float">
            <text:p><text:s/>574/829</text:p>
          </table:table-cell>
          <table:table-cell office:value-type="float" office:value="-0.197599537661317" calcext:value-type="float">
            <text:p>-0.197599537661317</text:p>
          </table:table-cell>
          <table:table-cell table:style-name="ce8" table:formula="of:=89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  <table:table-cell office:value-type="float" office:value="260.916634" calcext:value-type="float">
            <text:p>260.916634</text:p>
          </table:table-cell>
          <table:table-cell office:value-type="float" office:value="1598.225278" calcext:value-type="float">
            <text:p>1598.225278</text:p>
          </table:table-cell>
          <table:table-cell table:formula="of:=[.B51]*(1-[.B51])/[.$B$3]" office:value-type="float" office:value="0.000109375" calcext:value-type="float">
            <text:p>0.000109375</text:p>
          </table:table-cell>
          <table:table-cell table:formula="of:=[.B51]-[.$G$3]*SQRT([.E51])" office:value-type="float" office:value="0.854501829349915" calcext:value-type="float">
            <text:p>0.854501829349915</text:p>
          </table:table-cell>
          <table:table-cell table:formula="of:=[.B51]+[.$G$3]*SQRT([.E51])" office:value-type="float" office:value="0.895498170650085" calcext:value-type="float">
            <text:p>0.895498170650085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11" table:formula="of:=MAX(MIN([.Y51]+[.X51];1);0)" office:value-type="float" office:value="0.703917733562511" calcext:value-type="float">
            <text:p><text:s/>611/868</text:p>
          </table:table-cell>
          <table:table-cell office:value-type="float" office:value="0.143917733562511" calcext:value-type="float">
            <text:p>0.143917733562511</text:p>
          </table:table-cell>
          <table:table-cell table:style-name="ce8" table:formula="of:=56/1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3" calcext:value-type="float">
            <text:p>0.713</text:p>
          </table:table-cell>
          <table:table-cell office:value-type="float" office:value="267.680178" calcext:value-type="float">
            <text:p>267.680178</text:p>
          </table:table-cell>
          <table:table-cell office:value-type="float" office:value="1695.887397" calcext:value-type="float">
            <text:p>1695.887397</text:p>
          </table:table-cell>
          <table:table-cell table:formula="of:=[.B52]*(1-[.B52])/[.$B$3]" office:value-type="float" office:value="0.000204631" calcext:value-type="float">
            <text:p>0.000204631</text:p>
          </table:table-cell>
          <table:table-cell table:formula="of:=[.B52]-[.$G$3]*SQRT([.E52])" office:value-type="float" office:value="0.684962338728061" calcext:value-type="float">
            <text:p>0.684962338728061</text:p>
          </table:table-cell>
          <table:table-cell table:formula="of:=[.B52]+[.$G$3]*SQRT([.E52])" office:value-type="float" office:value="0.741037661271939" calcext:value-type="float">
            <text:p>0.74103766127193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11" table:formula="of:=MAX(MIN([.Y52]+[.X52];1);0)" office:value-type="float" office:value="0.700019117377673" calcext:value-type="float">
            <text:p><text:s/>7/10 </text:p>
          </table:table-cell>
          <table:table-cell office:value-type="float" office:value="-0.299980882622327" calcext:value-type="float">
            <text:p>-0.29998088262232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3" calcext:value-type="float">
            <text:p>0.613</text:p>
          </table:table-cell>
          <table:table-cell office:value-type="float" office:value="262.288443" calcext:value-type="float">
            <text:p>262.288443</text:p>
          </table:table-cell>
          <table:table-cell office:value-type="float" office:value="1558.487752" calcext:value-type="float">
            <text:p>1558.487752</text:p>
          </table:table-cell>
          <table:table-cell table:formula="of:=[.B53]*(1-[.B53])/[.$B$3]" office:value-type="float" office:value="0.000237231" calcext:value-type="float">
            <text:p>0.000237231</text:p>
          </table:table-cell>
          <table:table-cell table:formula="of:=[.B53]-[.$G$3]*SQRT([.E53])" office:value-type="float" office:value="0.58281148215629" calcext:value-type="float">
            <text:p>0.58281148215629</text:p>
          </table:table-cell>
          <table:table-cell table:formula="of:=[.B53]+[.$G$3]*SQRT([.E53])" office:value-type="float" office:value="0.64318851784371" calcext:value-type="float">
            <text:p>0.64318851784371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11" table:formula="of:=MAX(MIN([.Y53]+[.X53];1);0)" office:value-type="float" office:value="0.968564828814115" calcext:value-type="float">
            <text:p><text:s/>493/509</text:p>
          </table:table-cell>
          <table:table-cell office:value-type="float" office:value="-0.0314351711858847" calcext:value-type="float">
            <text:p>-0.031435171185885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8" calcext:value-type="float">
            <text:p>0.798</text:p>
          </table:table-cell>
          <table:table-cell office:value-type="float" office:value="271.147148" calcext:value-type="float">
            <text:p>271.147148</text:p>
          </table:table-cell>
          <table:table-cell office:value-type="float" office:value="1580.368577" calcext:value-type="float">
            <text:p>1580.368577</text:p>
          </table:table-cell>
          <table:table-cell table:formula="of:=[.B54]*(1-[.B54])/[.$B$3]" office:value-type="float" office:value="0.000161196" calcext:value-type="float">
            <text:p>0.000161196</text:p>
          </table:table-cell>
          <table:table-cell table:formula="of:=[.B54]-[.$G$3]*SQRT([.E54])" office:value-type="float" office:value="0.773115254600459" calcext:value-type="float">
            <text:p>0.773115254600459</text:p>
          </table:table-cell>
          <table:table-cell table:formula="of:=[.B54]+[.$G$3]*SQRT([.E54])" office:value-type="float" office:value="0.822884745399541" calcext:value-type="float">
            <text:p>0.82288474539954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office:value-type="float" office:value="263.522609" calcext:value-type="float">
            <text:p>263.522609</text:p>
          </table:table-cell>
          <table:table-cell office:value-type="float" office:value="1571.435313" calcext:value-type="float">
            <text:p>1571.435313</text:p>
          </table:table-cell>
          <table:table-cell table:formula="of:=[.B55]*(1-[.B55])/[.$B$3]" office:value-type="float" office:value="0.000233616" calcext:value-type="float">
            <text:p>0.000233616</text:p>
          </table:table-cell>
          <table:table-cell table:formula="of:=[.B55]-[.$G$3]*SQRT([.E55])" office:value-type="float" office:value="0.598042376168995" calcext:value-type="float">
            <text:p>0.598042376168995</text:p>
          </table:table-cell>
          <table:table-cell table:formula="of:=[.B55]+[.$G$3]*SQRT([.E55])" office:value-type="float" office:value="0.657957623831005" calcext:value-type="float">
            <text:p>0.65795762383100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7" calcext:value-type="float">
            <text:p>0.617</text:p>
          </table:table-cell>
          <table:table-cell office:value-type="float" office:value="263.982719" calcext:value-type="float">
            <text:p>263.982719</text:p>
          </table:table-cell>
          <table:table-cell office:value-type="float" office:value="1598.715736" calcext:value-type="float">
            <text:p>1598.715736</text:p>
          </table:table-cell>
          <table:table-cell table:formula="of:=[.B56]*(1-[.B56])/[.$B$3]" office:value-type="float" office:value="0.000236311" calcext:value-type="float">
            <text:p>0.000236311</text:p>
          </table:table-cell>
          <table:table-cell table:formula="of:=[.B56]-[.$G$3]*SQRT([.E56])" office:value-type="float" office:value="0.58687007571201" calcext:value-type="float">
            <text:p>0.58687007571201</text:p>
          </table:table-cell>
          <table:table-cell table:formula="of:=[.B56]+[.$G$3]*SQRT([.E56])" office:value-type="float" office:value="0.64712992428799" calcext:value-type="float">
            <text:p>0.64712992428799</text:p>
          </table:table-cell>
          <table:table-cell table:number-columns-repeated="11"/>
          <table:table-cell table:style-name="ce1" office:value-type="string" calcext:value-type="string">
            <text:p>DOMAIN DESCRIPTION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5" calcext:value-type="float">
            <text:p>0.445</text:p>
          </table:table-cell>
          <table:table-cell office:value-type="float" office:value="267.065975" calcext:value-type="float">
            <text:p>267.065975</text:p>
          </table:table-cell>
          <table:table-cell office:value-type="float" office:value="1606.053367" calcext:value-type="float">
            <text:p>1606.053367</text:p>
          </table:table-cell>
          <table:table-cell table:formula="of:=[.B57]*(1-[.B57])/[.$B$3]" office:value-type="float" office:value="0.000246975" calcext:value-type="float">
            <text:p>0.000246975</text:p>
          </table:table-cell>
          <table:table-cell table:formula="of:=[.B57]-[.$G$3]*SQRT([.E57])" office:value-type="float" office:value="0.414197740991934" calcext:value-type="float">
            <text:p>0.414197740991934</text:p>
          </table:table-cell>
          <table:table-cell table:formula="of:=[.B57]+[.$G$3]*SQRT([.E57])" office:value-type="float" office:value="0.475802259008066" calcext:value-type="float">
            <text:p>0.475802259008066</text:p>
          </table:table-cell>
          <table:table-cell table:number-columns-repeated="11"/>
          <table:table-cell office:value-type="string" calcext:value-type="string">
            <text:p>// AVATEA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8" calcext:value-type="float">
            <text:p>0.378</text:p>
          </table:table-cell>
          <table:table-cell office:value-type="float" office:value="265.069046" calcext:value-type="float">
            <text:p>265.069046</text:p>
          </table:table-cell>
          <table:table-cell office:value-type="float" office:value="1580.148615" calcext:value-type="float">
            <text:p>1580.148615</text:p>
          </table:table-cell>
          <table:table-cell table:formula="of:=[.B58]*(1-[.B58])/[.$B$3]" office:value-type="float" office:value="0.000235116" calcext:value-type="float">
            <text:p>0.000235116</text:p>
          </table:table-cell>
          <table:table-cell table:formula="of:=[.B58]-[.$G$3]*SQRT([.E58])" office:value-type="float" office:value="0.347946354204523" calcext:value-type="float">
            <text:p>0.347946354204523</text:p>
          </table:table-cell>
          <table:table-cell table:formula="of:=[.B58]+[.$G$3]*SQRT([.E58])" office:value-type="float" office:value="0.408053645795477" calcext:value-type="float">
            <text:p>0.408053645795477</text:p>
          </table:table-cell>
          <table:table-cell table:number-columns-repeated="11"/>
          <table:table-cell office:value-type="string" calcext:value-type="string">
            <text:p>// Preliminary experiment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9" calcext:value-type="float">
            <text:p>0.609</text:p>
          </table:table-cell>
          <table:table-cell office:value-type="float" office:value="267.888734" calcext:value-type="float">
            <text:p>267.888734</text:p>
          </table:table-cell>
          <table:table-cell office:value-type="float" office:value="1537.766988" calcext:value-type="float">
            <text:p>1537.766988</text:p>
          </table:table-cell>
          <table:table-cell table:formula="of:=[.B59]*(1-[.B59])/[.$B$3]" office:value-type="float" office:value="0.000238119" calcext:value-type="float">
            <text:p>0.000238119</text:p>
          </table:table-cell>
          <table:table-cell table:formula="of:=[.B59]-[.$G$3]*SQRT([.E59])" office:value-type="float" office:value="0.578755034296597" calcext:value-type="float">
            <text:p>0.578755034296597</text:p>
          </table:table-cell>
          <table:table-cell table:formula="of:=[.B59]+[.$G$3]*SQRT([.E59])" office:value-type="float" office:value="0.639244965703403" calcext:value-type="float">
            <text:p>0.639244965703403</text:p>
          </table:table-cell>
          <table:table-cell table:number-columns-repeated="11"/>
          <table:table-cell office:value-type="string" calcext:value-type="string">
            <text:p>// 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2" calcext:value-type="float">
            <text:p>0.692</text:p>
          </table:table-cell>
          <table:table-cell office:value-type="float" office:value="275.136651" calcext:value-type="float">
            <text:p>275.136651</text:p>
          </table:table-cell>
          <table:table-cell office:value-type="float" office:value="1615.452727" calcext:value-type="float">
            <text:p>1615.452727</text:p>
          </table:table-cell>
          <table:table-cell table:formula="of:=[.B60]*(1-[.B60])/[.$B$3]" office:value-type="float" office:value="0.000213136" calcext:value-type="float">
            <text:p>0.000213136</text:p>
          </table:table-cell>
          <table:table-cell table:formula="of:=[.B60]-[.$G$3]*SQRT([.E60])" office:value-type="float" office:value="0.663385611004252" calcext:value-type="float">
            <text:p>0.663385611004252</text:p>
          </table:table-cell>
          <table:table-cell table:formula="of:=[.B60]+[.$G$3]*SQRT([.E60])" office:value-type="float" office:value="0.720614388995748" calcext:value-type="float">
            <text:p>0.720614388995748</text:p>
          </table:table-cell>
          <table:table-cell table:number-columns-repeated="11"/>
          <table:table-cell office:value-type="string" calcext:value-type="string">
            <text:p>// +----------------+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3" calcext:value-type="float">
            <text:p>0.813</text:p>
          </table:table-cell>
          <table:table-cell office:value-type="float" office:value="262.65594" calcext:value-type="float">
            <text:p>262.65594</text:p>
          </table:table-cell>
          <table:table-cell office:value-type="float" office:value="1557.767824" calcext:value-type="float">
            <text:p>1557.767824</text:p>
          </table:table-cell>
          <table:table-cell table:formula="of:=[.B61]*(1-[.B61])/[.$B$3]" office:value-type="float" office:value="0.000152031" calcext:value-type="float">
            <text:p>0.000152031</text:p>
          </table:table-cell>
          <table:table-cell table:formula="of:=[.B61]-[.$G$3]*SQRT([.E61])" office:value-type="float" office:value="0.788833033090601" calcext:value-type="float">
            <text:p>0.788833033090601</text:p>
          </table:table-cell>
          <table:table-cell table:formula="of:=[.B61]+[.$G$3]*SQRT([.E61])" office:value-type="float" office:value="0.837166966909399" calcext:value-type="float">
            <text:p>0.837166966909399</text:p>
          </table:table-cell>
          <table:table-cell table:number-columns-repeated="11"/>
          <table:table-cell office:value-type="string" calcext:value-type="string">
            <text:p>// | Experiment n.4 |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4" calcext:value-type="float">
            <text:p>0.844</text:p>
          </table:table-cell>
          <table:table-cell office:value-type="float" office:value="268.069739" calcext:value-type="float">
            <text:p>268.069739</text:p>
          </table:table-cell>
          <table:table-cell office:value-type="float" office:value="1612.939878" calcext:value-type="float">
            <text:p>1612.939878</text:p>
          </table:table-cell>
          <table:table-cell table:formula="of:=[.B62]*(1-[.B62])/[.$B$3]" office:value-type="float" office:value="0.000131664" calcext:value-type="float">
            <text:p>0.000131664</text:p>
          </table:table-cell>
          <table:table-cell table:formula="of:=[.B62]-[.$G$3]*SQRT([.E62])" office:value-type="float" office:value="0.821509992832371" calcext:value-type="float">
            <text:p>0.821509992832371</text:p>
          </table:table-cell>
          <table:table-cell table:formula="of:=[.B62]+[.$G$3]*SQRT([.E62])" office:value-type="float" office:value="0.866490007167629" calcext:value-type="float">
            <text:p>0.866490007167629</text:p>
          </table:table-cell>
          <table:table-cell table:number-columns-repeated="11"/>
          <table:table-cell office:value-type="string" calcext:value-type="string">
            <text:p>// +----------------+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3" calcext:value-type="float">
            <text:p>0.873</text:p>
          </table:table-cell>
          <table:table-cell office:value-type="float" office:value="269.483501" calcext:value-type="float">
            <text:p>269.483501</text:p>
          </table:table-cell>
          <table:table-cell office:value-type="float" office:value="1808.200821" calcext:value-type="float">
            <text:p>1808.200821</text:p>
          </table:table-cell>
          <table:table-cell table:formula="of:=[.B63]*(1-[.B63])/[.$B$3]" office:value-type="float" office:value="0.000110871" calcext:value-type="float">
            <text:p>0.000110871</text:p>
          </table:table-cell>
          <table:table-cell table:formula="of:=[.B63]-[.$G$3]*SQRT([.E63])" office:value-type="float" office:value="0.852362121388088" calcext:value-type="float">
            <text:p>0.852362121388088</text:p>
          </table:table-cell>
          <table:table-cell table:formula="of:=[.B63]+[.$G$3]*SQRT([.E63])" office:value-type="float" office:value="0.893637878611912" calcext:value-type="float">
            <text:p>0.893637878611912</text:p>
          </table:table-cell>
          <table:table-cell table:number-columns-repeated="11"/>
          <table:table-cell office:value-type="string" calcext:value-type="string">
            <text:p>// Activities to detect: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2" calcext:value-type="float">
            <text:p>0.842</text:p>
          </table:table-cell>
          <table:table-cell office:value-type="float" office:value="286.472786" calcext:value-type="float">
            <text:p>286.472786</text:p>
          </table:table-cell>
          <table:table-cell office:value-type="float" office:value="1549.632256" calcext:value-type="float">
            <text:p>1549.632256</text:p>
          </table:table-cell>
          <table:table-cell table:formula="of:=[.B64]*(1-[.B64])/[.$B$3]" office:value-type="float" office:value="0.000133036" calcext:value-type="float">
            <text:p>0.000133036</text:p>
          </table:table-cell>
          <table:table-cell table:formula="of:=[.B64]-[.$G$3]*SQRT([.E64])" office:value-type="float" office:value="0.819393118357456" calcext:value-type="float">
            <text:p>0.819393118357456</text:p>
          </table:table-cell>
          <table:table-cell table:formula="of:=[.B64]+[.$G$3]*SQRT([.E64])" office:value-type="float" office:value="0.864606881642544" calcext:value-type="float">
            <text:p>0.864606881642544</text:p>
          </table:table-cell>
          <table:table-cell table:number-columns-repeated="11"/>
          <table:table-cell office:value-type="string" calcext:value-type="string">
            <text:p>engagement takes-values {true, false}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6" calcext:value-type="float">
            <text:p>0.886</text:p>
          </table:table-cell>
          <table:table-cell office:value-type="float" office:value="264.810026" calcext:value-type="float">
            <text:p>264.810026</text:p>
          </table:table-cell>
          <table:table-cell office:value-type="float" office:value="1555.716218" calcext:value-type="float">
            <text:p>1555.716218</text:p>
          </table:table-cell>
          <table:table-cell table:formula="of:=[.B65]*(1-[.B65])/[.$B$3]" office:value-type="float" office:value="0.000101004" calcext:value-type="float">
            <text:p>0.000101004</text:p>
          </table:table-cell>
          <table:table-cell table:formula="of:=[.B65]-[.$G$3]*SQRT([.E65])" office:value-type="float" office:value="0.866301853731886" calcext:value-type="float">
            <text:p>0.866301853731886</text:p>
          </table:table-cell>
          <table:table-cell table:formula="of:=[.B65]+[.$G$3]*SQRT([.E65])" office:value-type="float" office:value="0.905698146268114" calcext:value-type="float">
            <text:p>0.905698146268114</text:p>
          </table:table-cell>
          <table:table-cell table:number-columns-repeated="11"/>
          <table:table-cell office:value-type="string" calcext:value-type="string">
            <text:p>taskCorrect takes-values {true, false}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3" calcext:value-type="float">
            <text:p>0.813</text:p>
          </table:table-cell>
          <table:table-cell office:value-type="float" office:value="263.145329" calcext:value-type="float">
            <text:p>263.145329</text:p>
          </table:table-cell>
          <table:table-cell office:value-type="float" office:value="1580.052065" calcext:value-type="float">
            <text:p>1580.052065</text:p>
          </table:table-cell>
          <table:table-cell table:formula="of:=[.B66]*(1-[.B66])/[.$B$3]" office:value-type="float" office:value="0.000152031" calcext:value-type="float">
            <text:p>0.000152031</text:p>
          </table:table-cell>
          <table:table-cell table:formula="of:=[.B66]-[.$G$3]*SQRT([.E66])" office:value-type="float" office:value="0.788833033090601" calcext:value-type="float">
            <text:p>0.788833033090601</text:p>
          </table:table-cell>
          <table:table-cell table:formula="of:=[.B66]+[.$G$3]*SQRT([.E66])" office:value-type="float" office:value="0.837166966909399" calcext:value-type="float">
            <text:p>0.837166966909399</text:p>
          </table:table-cell>
          <table:table-cell table:number-columns-repeated="11"/>
          <table:table-cell office:value-type="string" calcext:value-type="string">
            <text:p>// The subject is thought to be initially engaged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278.287977" calcext:value-type="float">
            <text:p>278.287977</text:p>
          </table:table-cell>
          <table:table-cell office:value-type="float" office:value="1623.271892" calcext:value-type="float">
            <text:p>1623.271892</text:p>
          </table:table-cell>
          <table:table-cell table:formula="of:=[.B67]*(1-[.B67])/[.$B$3]" office:value-type="float" office:value="0.000206736" calcext:value-type="float">
            <text:p>0.000206736</text:p>
          </table:table-cell>
          <table:table-cell table:formula="of:=[.B67]-[.$G$3]*SQRT([.E67])" office:value-type="float" office:value="0.67981849866313" calcext:value-type="float">
            <text:p>0.67981849866313</text:p>
          </table:table-cell>
          <table:table-cell table:formula="of:=[.B67]+[.$G$3]*SQRT([.E67])" office:value-type="float" office:value="0.73618150133687" calcext:value-type="float">
            <text:p>0.73618150133687</text:p>
          </table:table-cell>
          <table:table-cell table:number-columns-repeated="11"/>
          <table:table-cell office:value-type="string" calcext:value-type="string">
            <text:p>// and carrying out the task correctly: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5" calcext:value-type="float">
            <text:p>0.795</text:p>
          </table:table-cell>
          <table:table-cell office:value-type="float" office:value="269.833709" calcext:value-type="float">
            <text:p>269.833709</text:p>
          </table:table-cell>
          <table:table-cell office:value-type="float" office:value="1586.445589" calcext:value-type="float">
            <text:p>1586.445589</text:p>
          </table:table-cell>
          <table:table-cell table:formula="of:=[.B68]*(1-[.B68])/[.$B$3]" office:value-type="float" office:value="0.000162975" calcext:value-type="float">
            <text:p>0.000162975</text:p>
          </table:table-cell>
          <table:table-cell table:formula="of:=[.B68]-[.$G$3]*SQRT([.E68])" office:value-type="float" office:value="0.769978314205474" calcext:value-type="float">
            <text:p>0.769978314205474</text:p>
          </table:table-cell>
          <table:table-cell table:formula="of:=[.B68]+[.$G$3]*SQRT([.E68])" office:value-type="float" office:value="0.820021685794526" calcext:value-type="float">
            <text:p>0.820021685794526</text:p>
          </table:table-cell>
          <table:table-cell table:number-columns-repeated="11"/>
          <table:table-cell office:value-type="string" calcext:value-type="string">
            <text:p>initially-one-of { ({engagement=true,taskCorrect=true},1/1) }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7" calcext:value-type="float">
            <text:p>0.477</text:p>
          </table:table-cell>
          <table:table-cell office:value-type="float" office:value="261.646751" calcext:value-type="float">
            <text:p>261.646751</text:p>
          </table:table-cell>
          <table:table-cell office:value-type="float" office:value="1532.27673" calcext:value-type="float">
            <text:p>1532.27673</text:p>
          </table:table-cell>
          <table:table-cell table:formula="of:=[.B69]*(1-[.B69])/[.$B$3]" office:value-type="float" office:value="0.000249471" calcext:value-type="float">
            <text:p>0.000249471</text:p>
          </table:table-cell>
          <table:table-cell table:formula="of:=[.B69]-[.$G$3]*SQRT([.E69])" office:value-type="float" office:value="0.446042484053142" calcext:value-type="float">
            <text:p>0.446042484053142</text:p>
          </table:table-cell>
          <table:table-cell table:formula="of:=[.B69]+[.$G$3]*SQRT([.E69])" office:value-type="float" office:value="0.507957515946859" calcext:value-type="float">
            <text:p>0.507957515946859</text:p>
          </table:table-cell>
          <table:table-cell table:number-columns-repeated="11"/>
          <table:table-cell office:value-type="string" calcext:value-type="string">
            <text:p>// Activities received from the classifier are: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46" calcext:value-type="float">
            <text:p>0.346</text:p>
          </table:table-cell>
          <table:table-cell office:value-type="float" office:value="267.963662" calcext:value-type="float">
            <text:p>267.963662</text:p>
          </table:table-cell>
          <table:table-cell office:value-type="float" office:value="1583.22249" calcext:value-type="float">
            <text:p>1583.22249</text:p>
          </table:table-cell>
          <table:table-cell table:formula="of:=[.B70]*(1-[.B70])/[.$B$3]" office:value-type="float" office:value="0.000226284" calcext:value-type="float">
            <text:p>0.000226284</text:p>
          </table:table-cell>
          <table:table-cell table:formula="of:=[.B70]-[.$G$3]*SQRT([.E70])" office:value-type="float" office:value="0.316516231339939" calcext:value-type="float">
            <text:p>0.316516231339939</text:p>
          </table:table-cell>
          <table:table-cell table:formula="of:=[.B70]+[.$G$3]*SQRT([.E70])" office:value-type="float" office:value="0.375483768660061" calcext:value-type="float">
            <text:p>0.375483768660061</text:p>
          </table:table-cell>
          <table:table-cell table:number-columns-repeated="11"/>
          <table:table-cell office:value-type="string" calcext:value-type="string">
            <text:p>// 1. (Camera -&gt;) Eyes not following target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6" calcext:value-type="float">
            <text:p>0.186</text:p>
          </table:table-cell>
          <table:table-cell office:value-type="float" office:value="265.513155" calcext:value-type="float">
            <text:p>265.513155</text:p>
          </table:table-cell>
          <table:table-cell office:value-type="float" office:value="1569.93444" calcext:value-type="float">
            <text:p>1569.93444</text:p>
          </table:table-cell>
          <table:table-cell table:formula="of:=[.B71]*(1-[.B71])/[.$B$3]" office:value-type="float" office:value="0.000151404" calcext:value-type="float">
            <text:p>0.000151404</text:p>
          </table:table-cell>
          <table:table-cell table:formula="of:=[.B71]-[.$G$3]*SQRT([.E71])" office:value-type="float" office:value="0.161882918783568" calcext:value-type="float">
            <text:p>0.161882918783568</text:p>
          </table:table-cell>
          <table:table-cell table:formula="of:=[.B71]+[.$G$3]*SQRT([.E71])" office:value-type="float" office:value="0.210117081216432" calcext:value-type="float">
            <text:p>0.210117081216432</text:p>
          </table:table-cell>
          <table:table-cell table:number-columns-repeated="11"/>
          <table:table-cell office:value-type="string" calcext:value-type="string">
            <text:p>// 2. (EEG -&gt;) Low level of attention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65" calcext:value-type="float">
            <text:p>0.165</text:p>
          </table:table-cell>
          <table:table-cell office:value-type="float" office:value="272.371717" calcext:value-type="float">
            <text:p>272.371717</text:p>
          </table:table-cell>
          <table:table-cell office:value-type="float" office:value="1604.604895" calcext:value-type="float">
            <text:p>1604.604895</text:p>
          </table:table-cell>
          <table:table-cell table:formula="of:=[.B72]*(1-[.B72])/[.$B$3]" office:value-type="float" office:value="0.000137775" calcext:value-type="float">
            <text:p>0.000137775</text:p>
          </table:table-cell>
          <table:table-cell table:formula="of:=[.B72]-[.$G$3]*SQRT([.E72])" office:value-type="float" office:value="0.141993991219684" calcext:value-type="float">
            <text:p>0.141993991219684</text:p>
          </table:table-cell>
          <table:table-cell table:formula="of:=[.B72]+[.$G$3]*SQRT([.E72])" office:value-type="float" office:value="0.188006008780317" calcext:value-type="float">
            <text:p>0.188006008780317</text:p>
          </table:table-cell>
          <table:table-cell table:number-columns-repeated="11"/>
          <table:table-cell office:value-type="string" calcext:value-type="string">
            <text:p>// 3. (Motion sensor &amp; Camera -&gt;) Bad postur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5" calcext:value-type="float">
            <text:p>0.095</text:p>
          </table:table-cell>
          <table:table-cell office:value-type="float" office:value="266.005558" calcext:value-type="float">
            <text:p>266.005558</text:p>
          </table:table-cell>
          <table:table-cell office:value-type="float" office:value="1543.202416" calcext:value-type="float">
            <text:p>1543.202416</text:p>
          </table:table-cell>
          <table:table-cell table:formula="of:=[.B73]*(1-[.B73])/[.$B$3]" office:value-type="float" office:value="0.000085975" calcext:value-type="float">
            <text:p>8.5975E-05</text:p>
          </table:table-cell>
          <table:table-cell table:formula="of:=[.B73]-[.$G$3]*SQRT([.E73])" office:value-type="float" office:value="0.0768263498437986" calcext:value-type="float">
            <text:p>0.076826349843799</text:p>
          </table:table-cell>
          <table:table-cell table:formula="of:=[.B73]+[.$G$3]*SQRT([.E73])" office:value-type="float" office:value="0.113173650156201" calcext:value-type="float">
            <text:p>0.113173650156201</text:p>
          </table:table-cell>
          <table:table-cell table:number-columns-repeated="11"/>
          <table:table-cell office:value-type="string" calcext:value-type="string">
            <text:p>{ eyesNotFollowingTarget=false, lowAttention=false, badPosture=false }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8"/>causes-one-of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16"/>{ ({taskCorrect=true,engagement=true},4/10),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18"/>({},6/10) }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{ eyesNotFollowingTarget=true, lowAttention=false, badPosture=false, engagement=true }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8"/>causes-one-of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16"/>{ ({taskCorrect=false,engagement=false},3/100),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18"/>({taskCorrect=false},17/100),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<text:s text:c="18"/>({},8/10) }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string" calcext:value-type="string">
            <text:p>{ eyesNotFollowingTarget=true, lowAttention=false, badPosture=false, engagement=fals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taskCorrect=false},3/10),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2"/>({},7/10) }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{ eyesNotFollowingTarget=false, lowAttention=true, badPosture=fals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engagement=false},3/10),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2"/>({},7/10) }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{ eyesNotFollowingTarget=true, lowAttention=true, badPosture=fals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taskCorrect=false,engagement=false},4/10),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2"/>({},6/10) }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{ eyesNotFollowingTarget=false, lowAttention=false, badPosture=tru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taskCorrect=false,engagement=false},3/100),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<text:s text:c="10"/>({taskCorrect=false},17/100),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<text:s text:c="2"/>({},8/10) }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{ eyesNotFollowingTarget=true, lowAttention=false, badPosture=tru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taskCorrect=false,engagement=false},1/10),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<text:s text:c="10"/>({taskCorrect=false},3/10),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<text:s text:c="2"/>({},6/10) }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{ eyesNotFollowingTarget=true, lowAttention=true, badPosture=true }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string" calcext:value-type="string">
            <text:p>causes-one-of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{ ({taskCorrect=false,engagement=false},3/10),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<text:s text:c="10"/>({taskCorrect=false},2/10),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 calcext:value-type="string">
            <text:p><text:s text:c="2"/>({},5/10) }</text:p>
          </table:table-cell>
          <table:table-cell table:number-columns-repeated="4"/>
        </table:table-row>
        <table:table-row table:style-name="ro1" table:number-rows-repeated="104846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1:26:00.614262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41:21.567505040</meta:creation-date>
    <dc:date>2019-09-17T12:53:30.487602363</dc:date>
    <meta:editing-duration>PT1H23M41S</meta:editing-duration>
    <meta:editing-cycles>15</meta:editing-cycles>
    <meta:generator>LibreOffice/6.2.6.2$Linux_X86_64 LibreOffice_project/20$Build-2</meta:generator>
    <meta:document-statistic meta:table-count="2" meta:cell-count="15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19cm" svg:y="3.954cm" style:legend-expansion="high" chart:style-name="ch2"/>
        <chart:plot-area chart:style-name="ch3" table:cell-range-address="Noisy.A4:Noisy.A36 Noisy.B6:Noisy.B36 Noisy.C4:Noisy.C4 Noisy.D6:Noisy.D36" chart:data-source-has-labels="row" svg:x="0.319cm" svg:y="0.18cm" svg:width="12.481cm" svg:height="8.645cm">
          <chartooo:coordinate-region svg:x="1.046cm" svg:y="0.38cm" svg:width="11.56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isy.B6:Noisy.B36" chart:label-cell-address="Noisy.A4:Noisy.A4" chart:class="chart:scatter">
            <chart:domain table:cell-range-address="Noisy.A6:Noisy.A36"/>
            <chart:data-point chart:repeated="31"/>
          </chart:series>
          <chart:series chart:style-name="ch7" chart:values-cell-range-address="Noisy.D6:Noisy.D36" chart:label-cell-address="Noisy.C4:Noisy.C4" chart:class="chart:scatter">
            <chart:domain table:cell-range-address="Noisy.C6:Noisy.C36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y</text:p>
                <draw:g>
                  <svg:desc>Noisy.A4:Noisy.A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on-noisy</text:p>
                <draw:g>
                  <svg:desc>Noisy.C4:Noisy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isy.A6:Noisy.A36</svg:desc>
                </draw:g>
              </table:table-cell>
              <table:table-cell office:value-type="float" office:value="1">
                <text:p>1</text:p>
                <draw:g>
                  <svg:desc>Noisy.B6:Noisy.B36</svg:desc>
                </draw:g>
              </table:table-cell>
              <table:table-cell office:value-type="float" office:value="0">
                <text:p>0</text:p>
                <draw:g>
                  <svg:desc>Noisy.C6:Noisy.C36</svg:desc>
                </draw:g>
              </table:table-cell>
              <table:table-cell office:value-type="float" office:value="1">
                <text:p>1</text:p>
                <draw:g>
                  <svg:desc>Noisy.D6:Noisy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8">
                <text:p>0.718</text:p>
              </table:table-cell>
              <table:table-cell office:value-type="float" office:value="1">
                <text:p>1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11">
                <text:p>0.511</text:p>
              </table:table-cell>
              <table:table-cell office:value-type="float" office:value="2">
                <text:p>2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5">
                <text:p>0.315</text:p>
              </table:table-cell>
              <table:table-cell office:value-type="float" office:value="3">
                <text:p>3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9">
                <text:p>0.249</text:p>
              </table:table-cell>
              <table:table-cell office:value-type="float" office:value="4">
                <text:p>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34">
                <text:p>0.534</text:p>
              </table:table-cell>
              <table:table-cell office:value-type="float" office:value="5">
                <text:p>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43">
                <text:p>0.743</text:p>
              </table:table-cell>
              <table:table-cell office:value-type="float" office:value="6">
                <text:p>6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5">
                <text:p>0.845</text:p>
              </table:table-cell>
              <table:table-cell office:value-type="float" office:value="7">
                <text:p>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98">
                <text:p>0.898</text:p>
              </table:table-cell>
              <table:table-cell office:value-type="float" office:value="8">
                <text:p>8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01">
                <text:p>0.901</text:p>
              </table:table-cell>
              <table:table-cell office:value-type="float" office:value="9">
                <text:p>9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01">
                <text:p>0.901</text:p>
              </table:table-cell>
              <table:table-cell office:value-type="float" office:value="10">
                <text:p>1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49">
                <text:p>0.949</text:p>
              </table:table-cell>
              <table:table-cell office:value-type="float" office:value="11">
                <text:p>1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2">
                <text:p>1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32">
                <text:p>0.932</text:p>
              </table:table-cell>
              <table:table-cell office:value-type="float" office:value="13">
                <text:p>1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84">
                <text:p>0.884</text:p>
              </table:table-cell>
              <table:table-cell office:value-type="float" office:value="14">
                <text:p>1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61">
                <text:p>0.861</text:p>
              </table:table-cell>
              <table:table-cell office:value-type="float" office:value="15">
                <text:p>15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01">
                <text:p>0.901</text:p>
              </table:table-cell>
              <table:table-cell office:value-type="float" office:value="16">
                <text:p>1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3">
                <text:p>0.953</text:p>
              </table:table-cell>
              <table:table-cell office:value-type="float" office:value="17">
                <text:p>1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64">
                <text:p>0.964</text:p>
              </table:table-cell>
              <table:table-cell office:value-type="float" office:value="18">
                <text:p>18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7">
                <text:p>0.97</text:p>
              </table:table-cell>
              <table:table-cell office:value-type="float" office:value="19">
                <text:p>19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08">
                <text:p>0.908</text:p>
              </table:table-cell>
              <table:table-cell office:value-type="float" office:value="20">
                <text:p>20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07">
                <text:p>0.907</text:p>
              </table:table-cell>
              <table:table-cell office:value-type="float" office:value="21">
                <text:p>21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8">
                <text:p>0.938</text:p>
              </table:table-cell>
              <table:table-cell office:value-type="float" office:value="22">
                <text:p>2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99">
                <text:p>0.599</text:p>
              </table:table-cell>
              <table:table-cell office:value-type="float" office:value="23">
                <text:p>2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58">
                <text:p>0.458</text:p>
              </table:table-cell>
              <table:table-cell office:value-type="float" office:value="24">
                <text:p>2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69">
                <text:p>0.469</text:p>
              </table:table-cell>
              <table:table-cell office:value-type="float" office:value="25">
                <text:p>25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47">
                <text:p>0.347</text:p>
              </table:table-cell>
              <table:table-cell office:value-type="float" office:value="26">
                <text:p>2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43">
                <text:p>0.243</text:p>
              </table:table-cell>
              <table:table-cell office:value-type="float" office:value="27">
                <text:p>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69">
                <text:p>0.169</text:p>
              </table:table-cell>
              <table:table-cell office:value-type="float" office:value="28">
                <text:p>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8">
                <text:p>0.188</text:p>
              </table:table-cell>
              <table:table-cell office:value-type="float" office:value="29">
                <text:p>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65">
                <text:p>0.165</text:p>
              </table:table-cell>
              <table:table-cell office:value-type="float" office:value="30">
                <text:p>30</text:p>
              </table:table-cell>
              <table:table-cell office:value-type="float" office:value="0.273">
                <text:p>0.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Noisy.A43:Noisy.B73 Noisy.A41:Noisy.A42 Noisy.C41:Noisy.C41 Noisy.D43:Noisy.D73" chart:data-source-has-labels="both" svg:x="0.32cm" svg:y="0.18cm" svg:width="12.481cm" svg:height="8.64cm">
          <chartooo:coordinate-region svg:x="1.047cm" svg:y="0.38cm" svg:width="11.567cm" svg:height="7.793cm"/>
          <chart:axis chart:dimension="x" chart:name="primary-x" chart:style-name="ch4" chartooo:axis-type="auto">
            <chart:categories table:cell-range-address="Noisy.B43:Noisy.B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isy.B43:Noisy.B73" chart:label-cell-address="Noisy.A41:Noisy.A41" chart:class="chart:scatter">
            <chart:domain table:cell-range-address="Noisy.A43:Noisy.A73"/>
            <chart:data-point chart:repeated="31"/>
          </chart:series>
          <chart:series chart:style-name="ch7" chart:values-cell-range-address="Noisy.D43:Noisy.D73" chart:label-cell-address="Noisy.C41:Noisy.C41" chart:class="chart:scatter">
            <chart:domain table:cell-range-address="Noisy.C43:Noisy.C73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y</text:p>
                <draw:g>
                  <svg:desc>Noisy.A41:Noisy.A4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on-noisy</text:p>
                <draw:g>
                  <svg:desc>Noisy.C41:Noisy.C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Noisy.B43:Noisy.B73</svg:desc>
                </draw:g>
              </table:table-cell>
              <table:table-cell office:value-type="float" office:value="0">
                <text:p>0</text:p>
                <draw:g>
                  <svg:desc>Noisy.A43:Noisy.A73</svg:desc>
                </draw:g>
              </table:table-cell>
              <table:table-cell office:value-type="float" office:value="1">
                <text:p>1</text:p>
                <draw:g>
                  <svg:desc>Noisy.B43:Noisy.B73</svg:desc>
                </draw:g>
              </table:table-cell>
              <table:table-cell office:value-type="float" office:value="0">
                <text:p>0</text:p>
                <draw:g>
                  <svg:desc>Noisy.C43:Noisy.C73</svg:desc>
                </draw:g>
              </table:table-cell>
              <table:table-cell office:value-type="float" office:value="1">
                <text:p>1</text:p>
                <draw:g>
                  <svg:desc>Noisy.D43:Noisy.D73</svg:desc>
                </draw:g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1">
                <text:p>1</text:p>
              </table:table-cell>
              <table:table-cell office:value-type="float" office:value="0.537">
                <text:p>0.537</text:p>
              </table:table-cell>
              <table:table-cell office:value-type="float" office:value="1">
                <text:p>1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0.284">
                <text:p>0.284</text:p>
              </table:table-cell>
              <table:table-cell office:value-type="float" office:value="2">
                <text:p>2</text:p>
              </table:table-cell>
              <table:table-cell office:value-type="float" office:value="0.284">
                <text:p>0.284</text:p>
              </table:table-cell>
              <table:table-cell office:value-type="float" office:value="2">
                <text:p>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3">
                <text:p>3</text:p>
              </table:table-cell>
              <table:table-cell office:value-type="float" office:value="0.189">
                <text:p>0.189</text:p>
              </table:table-cell>
              <table:table-cell office:value-type="float" office:value="3">
                <text:p>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4">
                <text:p>4</text:p>
              </table:table-cell>
              <table:table-cell office:value-type="float" office:value="0.108">
                <text:p>0.108</text:p>
              </table:table-cell>
              <table:table-cell office:value-type="float" office:value="4">
                <text:p>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5">
                <text:p>5</text:p>
              </table:table-cell>
              <table:table-cell office:value-type="float" office:value="0.466">
                <text:p>0.466</text:p>
              </table:table-cell>
              <table:table-cell office:value-type="float" office:value="5">
                <text:p>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6">
                <text:p>6</text:p>
              </table:table-cell>
              <table:table-cell office:value-type="float" office:value="0.68">
                <text:p>0.68</text:p>
              </table:table-cell>
              <table:table-cell office:value-type="float" office:value="6">
                <text:p>6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float" office:value="0.812">
                <text:p>0.812</text:p>
              </table:table-cell>
              <table:table-cell office:value-type="float" office:value="7">
                <text:p>7</text:p>
              </table:table-cell>
              <table:table-cell office:value-type="float" office:value="0.812">
                <text:p>0.812</text:p>
              </table:table-cell>
              <table:table-cell office:value-type="float" office:value="7">
                <text:p>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8">
                <text:p>8</text:p>
              </table:table-cell>
              <table:table-cell office:value-type="float" office:value="0.897">
                <text:p>0.897</text:p>
              </table:table-cell>
              <table:table-cell office:value-type="float" office:value="8">
                <text:p>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0.823">
                <text:p>0.823</text:p>
              </table:table-cell>
              <table:table-cell office:value-type="float" office:value="9">
                <text:p>9</text:p>
              </table:table-cell>
              <table:table-cell office:value-type="float" office:value="0.823">
                <text:p>0.823</text:p>
              </table:table-cell>
              <table:table-cell office:value-type="float" office:value="9">
                <text:p>9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0.774">
                <text:p>0.774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  <table:table-cell office:value-type="float" office:value="10">
                <text:p>10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0.831">
                <text:p>0.831</text:p>
              </table:table-cell>
              <table:table-cell office:value-type="float" office:value="11">
                <text:p>11</text:p>
              </table:table-cell>
              <table:table-cell office:value-type="float" office:value="0.831">
                <text:p>0.831</text:p>
              </table:table-cell>
              <table:table-cell office:value-type="float" office:value="11">
                <text:p>11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0.732">
                <text:p>0.732</text:p>
              </table:table-cell>
              <table:table-cell office:value-type="float" office:value="12">
                <text:p>12</text:p>
              </table:table-cell>
              <table:table-cell office:value-type="float" office:value="0.732">
                <text:p>0.732</text:p>
              </table:table-cell>
              <table:table-cell office:value-type="float" office:value="12">
                <text:p>12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0.677">
                <text:p>0.677</text:p>
              </table:table-cell>
              <table:table-cell office:value-type="float" office:value="13">
                <text:p>13</text:p>
              </table:table-cell>
              <table:table-cell office:value-type="float" office:value="0.677">
                <text:p>0.677</text:p>
              </table:table-cell>
              <table:table-cell office:value-type="float" office:value="13">
                <text:p>1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0.511">
                <text:p>0.511</text:p>
              </table:table-cell>
              <table:table-cell office:value-type="float" office:value="14">
                <text:p>14</text:p>
              </table:table-cell>
              <table:table-cell office:value-type="float" office:value="0.511">
                <text:p>0.511</text:p>
              </table:table-cell>
              <table:table-cell office:value-type="float" office:value="14">
                <text:p>14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15">
                <text:p>15</text:p>
              </table:table-cell>
              <table:table-cell office:value-type="float" office:value="0.434">
                <text:p>0.434</text:p>
              </table:table-cell>
              <table:table-cell office:value-type="float" office:value="15">
                <text:p>15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16">
                <text:p>16</text:p>
              </table:table-cell>
              <table:table-cell office:value-type="float" office:value="0.649">
                <text:p>0.649</text:p>
              </table:table-cell>
              <table:table-cell office:value-type="float" office:value="16">
                <text:p>16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0.786">
                <text:p>0.786</text:p>
              </table:table-cell>
              <table:table-cell office:value-type="float" office:value="17">
                <text:p>17</text:p>
              </table:table-cell>
              <table:table-cell office:value-type="float" office:value="0.786">
                <text:p>0.786</text:p>
              </table:table-cell>
              <table:table-cell office:value-type="float" office:value="17">
                <text:p>1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18">
                <text:p>18</text:p>
              </table:table-cell>
              <table:table-cell office:value-type="float" office:value="0.865">
                <text:p>0.865</text:p>
              </table:table-cell>
              <table:table-cell office:value-type="float" office:value="18">
                <text:p>1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float" office:value="0.863">
                <text:p>0.863</text:p>
              </table:table-cell>
              <table:table-cell office:value-type="float" office:value="19">
                <text:p>19</text:p>
              </table:table-cell>
              <table:table-cell office:value-type="float" office:value="0.863">
                <text:p>0.863</text:p>
              </table:table-cell>
              <table:table-cell office:value-type="float" office:value="19">
                <text:p>1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0.908">
                <text:p>0.908</text:p>
              </table:table-cell>
              <table:table-cell office:value-type="float" office:value="20">
                <text:p>20</text:p>
              </table:table-cell>
              <table:table-cell office:value-type="float" office:value="0.908">
                <text:p>0.908</text:p>
              </table:table-cell>
              <table:table-cell office:value-type="float" office:value="20">
                <text:p>2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1">
                <text:p>21</text:p>
              </table:table-cell>
              <table:table-cell office:value-type="float" office:value="0.82">
                <text:p>0.82</text:p>
              </table:table-cell>
              <table:table-cell office:value-type="float" office:value="21">
                <text:p>2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22">
                <text:p>22</text:p>
              </table:table-cell>
              <table:table-cell office:value-type="float" office:value="0.855">
                <text:p>0.855</text:p>
              </table:table-cell>
              <table:table-cell office:value-type="float" office:value="22">
                <text:p>22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23">
                <text:p>23</text:p>
              </table:table-cell>
              <table:table-cell office:value-type="float" office:value="0.666">
                <text:p>0.666</text:p>
              </table:table-cell>
              <table:table-cell office:value-type="float" office:value="23">
                <text:p>23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24">
                <text:p>24</text:p>
              </table:table-cell>
              <table:table-cell office:value-type="float" office:value="0.537">
                <text:p>0.537</text:p>
              </table:table-cell>
              <table:table-cell office:value-type="float" office:value="24">
                <text:p>2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0.614">
                <text:p>0.614</text:p>
              </table:table-cell>
              <table:table-cell office:value-type="float" office:value="25">
                <text:p>25</text:p>
              </table:table-cell>
              <table:table-cell office:value-type="float" office:value="0.614">
                <text:p>0.614</text:p>
              </table:table-cell>
              <table:table-cell office:value-type="float" office:value="25">
                <text:p>25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0.392">
                <text:p>0.392</text:p>
              </table:table-cell>
              <table:table-cell office:value-type="float" office:value="26">
                <text:p>26</text:p>
              </table:table-cell>
              <table:table-cell office:value-type="float" office:value="0.392">
                <text:p>0.392</text:p>
              </table:table-cell>
              <table:table-cell office:value-type="float" office:value="26">
                <text:p>2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28">
                <text:p>28</text:p>
              </table:table-cell>
              <table:table-cell office:value-type="float" office:value="0.186">
                <text:p>0.186</text:p>
              </table:table-cell>
              <table:table-cell office:value-type="float" office:value="28">
                <text:p>28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29">
                <text:p>29</text:p>
              </table:table-cell>
              <table:table-cell office:value-type="float" office:value="0.123">
                <text:p>0.123</text:p>
              </table:table-cell>
              <table:table-cell office:value-type="float" office:value="29">
                <text:p>2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30">
                <text:p>30</text:p>
              </table:table-cell>
              <table:table-cell office:value-type="float" office:value="0.106">
                <text:p>0.106</text:p>
              </table:table-cell>
              <table:table-cell office:value-type="float" office:value="30">
                <text:p>30</text:p>
              </table:table-cell>
              <table:table-cell office:value-type="float" office:value="0.095">
                <text:p>0.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